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687cm" table:align="left"/>
    </style:style>
    <style:style style:name="Table1.A" style:family="table-column">
      <style:table-column-properties style:column-width="1.542cm"/>
    </style:style>
    <style:style style:name="Table1.B" style:family="table-column">
      <style:table-column-properties style:column-width="4.145cm"/>
    </style:style>
    <style:style style:name="Table1.A1" style:family="table-cell">
      <style:table-cell-properties style:vertical-align="middle" fo:padding-left="0cm" fo:padding-right="0cm" fo:padding-top="0.049cm" fo:padding-bottom="0cm" fo:border-left="none" fo:border-right="none" fo:border-top="0.05pt solid #dee2e6" fo:border-bottom="none"/>
    </style:style>
    <style:style style:name="P1"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212529" style:font-name="apple-system" fo:letter-spacing="normal" fo:font-style="normal" fo:font-weight="bold"/>
    </style:style>
    <style:style style:name="P2" style:family="paragraph" style:parent-style-name="Text_20_body">
      <style:paragraph-properties fo:text-align="start" style:justify-single-word="false" fo:orphans="2" fo:widows="2"/>
      <style:text-properties fo:font-variant="normal" fo:text-transform="none" fo:color="#212529" style:font-name="apple-system" fo:font-size="12pt" fo:letter-spacing="normal" fo:font-style="normal" fo:font-weight="normal"/>
    </style:style>
    <style:style style:name="P3" style:family="paragraph" style:parent-style-name="Text_20_body">
      <style:paragraph-properties fo:text-align="start" style:justify-single-word="false" fo:orphans="2" fo:widows="2"/>
      <style:text-properties fo:font-variant="normal" fo:text-transform="none" fo:color="#212529" style:font-name="apple-system" fo:font-size="12pt" fo:letter-spacing="normal" fo:font-style="normal" fo:font-weight="normal" fo:background-color="#ffffff" loext:padding="0.049cm" loext:border="0.06pt solid #000000"/>
    </style:style>
    <style:style style:name="P4" style:family="paragraph" style:parent-style-name="Text_20_body">
      <style:paragraph-properties fo:text-align="start" style:justify-single-word="false" fo:orphans="2" fo:widows="2"/>
      <style:text-properties fo:font-variant="normal" fo:text-transform="none" fo:color="#212529" style:font-name="apple-system" fo:font-size="12pt" fo:letter-spacing="normal" fo:font-style="normal" fo:font-weight="bold" fo:background-color="#ffffff" loext:padding="0.049cm" loext:border="0.06pt solid #000000"/>
    </style:style>
    <style:style style:name="P5" style:family="paragraph" style:parent-style-name="Text_20_body">
      <style:paragraph-properties fo:text-align="start" style:justify-single-word="false" fo:orphans="2" fo:widows="2"/>
      <style:text-properties fo:font-variant="normal" fo:text-transform="none" fo:color="#212529" fo:letter-spacing="normal"/>
    </style:style>
    <style:style style:name="P6" style:family="paragraph" style:parent-style-name="Text_20_body">
      <style:paragraph-properties fo:text-align="start" style:justify-single-word="false" fo:orphans="2" fo:widows="2"/>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normal" fo:font-weight="bold"/>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italic" fo:font-weight="normal"/>
    </style:style>
    <style:style style:name="P10" style:family="paragraph" style:parent-style-name="Text_20_body">
      <style:paragraph-properties fo:margin-left="0cm" fo:margin-right="0cm" fo:text-align="start" style:justify-single-word="false" fo:orphans="2" fo:widows="2" fo:text-indent="0cm" style:auto-text-indent="false"/>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bold"/>
    </style:style>
    <style:style style:name="P12" style:family="paragraph" style:parent-style-name="Text_20_body" style:list-style-name="L2">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13" style:family="paragraph" style:parent-style-name="Text_20_body">
      <style:paragraph-properties fo:margin-top="0cm" fo:margin-bottom="0cm" loext:contextual-spacing="false" fo:text-align="start" style:justify-single-word="false" fo:orphans="2" fo:widows="2"/>
      <style:text-properties fo:font-variant="normal" fo:text-transform="none" fo:color="#212529" style:font-name="apple-system" fo:font-size="12pt" fo:letter-spacing="normal" fo:font-style="normal" fo:font-weight="normal" fo:background-color="#ffffff" loext:padding="0.049cm" loext:border="0.06pt solid #000000"/>
    </style:style>
    <style:style style:name="P14" style:family="paragraph" style:parent-style-name="Text_20_body" style:list-style-name="L9">
      <style:paragraph-properties fo:margin-top="0cm" fo:margin-bottom="0cm" loext:contextual-spacing="false" fo:text-align="start" style:justify-single-word="false" fo:orphans="2" fo:widows="2"/>
      <style:text-properties fo:font-variant="normal" fo:text-transform="none" fo:color="#212529" style:font-name="apple-system" fo:font-size="12pt" fo:letter-spacing="normal" fo:font-style="normal" fo:font-weight="normal" fo:background-color="#ffffff" loext:padding="0.049cm" loext:border="0.06pt solid #000000"/>
    </style:style>
    <style:style style:name="P15" style:family="paragraph" style:parent-style-name="Text_20_body">
      <style:paragraph-properties fo:margin-top="0cm" fo:margin-bottom="0cm" loext:contextual-spacing="false" fo:text-align="start" style:justify-single-word="false" fo:orphans="2" fo:widows="2"/>
    </style:style>
    <style:style style:name="P16"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7"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8" style:family="paragraph" style:parent-style-name="Text_20_body" style:list-style-name="L3">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9"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0"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1"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fo:background-color="#ffffff" loext:padding="0.049cm" loext:border="0.06pt solid #000000"/>
    </style:style>
    <style:style style:name="P22"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fo:background-color="#ffffff" loext:padding="0.049cm" loext:border="0.06pt solid #000000"/>
    </style:style>
    <style:style style:name="P23"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fo:background-color="#ffffff" loext:padding="0.049cm" loext:border="0.06pt solid #000000"/>
    </style:style>
    <style:style style:name="P24" style:family="paragraph" style:parent-style-name="Text_20_body" style:list-style-name="L9">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fo:background-color="#ffffff" loext:padding="0.049cm" loext:border="0.06pt solid #000000"/>
    </style:style>
    <style:style style:name="P25" style:family="paragraph" style:parent-style-name="Heading_20_1">
      <style:text-properties fo:font-variant="normal" fo:text-transform="none" fo:color="#212529" style:font-name="apple-system" fo:letter-spacing="normal" fo:font-style="normal" fo:font-weight="bold"/>
    </style:style>
    <style:style style:name="P26" style:family="paragraph" style:parent-style-name="Heading_20_1">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212529" style:font-name="apple-system" fo:letter-spacing="normal" fo:font-style="normal" fo:font-weight="bold"/>
    </style:style>
    <style:style style:name="P27" style:family="paragraph" style:parent-style-name="Heading_20_4">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212529" style:font-name="apple-system" fo:letter-spacing="normal" fo:font-style="normal" fo:font-weight="bold"/>
    </style:style>
    <style:style style:name="P28" style:family="paragraph" style:parent-style-name="Heading_20_4">
      <style:paragraph-properties fo:margin-top="0cm" fo:margin-bottom="0.247cm" loext:contextual-spacing="false" fo:line-height="120%" fo:text-align="start" style:justify-single-word="false" fo:orphans="2" fo:widows="2"/>
      <style:text-properties fo:font-variant="normal" fo:text-transform="none" fo:color="#212529" style:font-name="apple-system" fo:font-size="12pt" fo:letter-spacing="normal" fo:font-style="normal" fo:font-weight="bold"/>
    </style:style>
    <style:style style:name="P29" style:family="paragraph" style:parent-style-name="Heading_20_4">
      <style:paragraph-properties fo:margin-top="0cm" fo:margin-bottom="0.247cm" loext:contextual-spacing="false" fo:line-height="120%" fo:text-align="start" style:justify-single-word="false" fo:orphans="2" fo:widows="2"/>
      <style:text-properties fo:font-variant="normal" fo:text-transform="none" fo:color="#212529" style:font-name="apple-system" fo:font-size="12pt" fo:letter-spacing="normal" fo:font-style="normal" fo:font-weight="bold" fo:background-color="#ffffff" loext:padding="0.049cm" loext:border="0.06pt solid #000000"/>
    </style:style>
    <style:style style:name="P30" style:family="paragraph" style:parent-style-name="Preformatted_20_Text">
      <loext:graphic-properties draw:fill="solid" draw:fill-color="#eeeeee" draw:opacity="100%"/>
      <style:paragraph-properties fo:margin-left="0cm" fo:margin-right="0cm" fo:text-align="start" style:justify-single-word="false" fo:orphans="2" fo:widows="2" fo:text-indent="0cm" style:auto-text-indent="false" fo:background-color="#eeeeee" fo:padding="0.049cm" fo:border="0.06pt solid #eeeeee"/>
      <style:text-properties fo:font-variant="normal" fo:text-transform="none" fo:color="#212529" style:font-name="SFMono-Regular" fo:font-size="10.5pt" fo:letter-spacing="normal" fo:font-style="normal" fo:font-weight="normal"/>
    </style:style>
    <style:style style:name="P31" style:family="paragraph" style:parent-style-name="Preformatted_20_Text">
      <loext:graphic-properties draw:fill="solid" draw:fill-color="#eeeeee" draw:opacity="100%"/>
      <style:paragraph-properties fo:margin-left="0cm" fo:margin-right="0cm" fo:text-align="start" style:justify-single-word="false" fo:orphans="2" fo:widows="2" fo:text-indent="0cm" style:auto-text-indent="false" fo:background-color="#eeeeee" fo:padding="0.049cm" fo:border="0.06pt solid #eeeeee"/>
    </style:style>
    <style:style style:name="P3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8080" style:font-name="SFMono-Regular" fo:font-size="10.5pt" fo:letter-spacing="normal" fo:font-style="italic" fo:font-weight="normal" fo:background-color="#f8f8f8" loext:padding="0.049cm" loext:border="0.06pt solid #f0f0f0"/>
    </style:style>
    <style:style style:name="P33" style:family="paragraph" style:parent-style-name="Preformatted_20_Text">
      <loext:graphic-properties draw:fill="solid" draw:fill-color="#eeeeee" draw:opacity="100%"/>
      <style:paragraph-properties fo:margin-top="0cm" fo:margin-bottom="0.499cm" loext:contextual-spacing="false" fo:text-align="start" style:justify-single-word="false" fo:orphans="2" fo:widows="2" fo:background-color="#eeeeee" fo:padding="0.049cm" fo:border="0.06pt solid #eeeeee"/>
      <style:text-properties fo:font-variant="normal" fo:text-transform="none" fo:color="#212529" fo:letter-spacing="normal"/>
    </style:style>
    <style:style style:name="P34" style:family="paragraph" style:parent-style-name="Preformatted_20_Text">
      <style:paragraph-properties fo:margin-top="0cm" fo:margin-bottom="0.499cm" loext:contextual-spacing="false" fo:text-align="start" style:justify-single-word="false" fo:orphans="2" fo:widows="2" fo:padding="0.049cm" fo:border="0.06pt solid #eeeeee"/>
      <style:text-properties fo:font-variant="normal" fo:text-transform="none" fo:color="#212529" style:font-name="SFMono-Regular" fo:font-size="10.5pt" fo:letter-spacing="normal" fo:font-style="normal" fo:font-weight="normal" fo:background-color="#ffffff" loext:padding="0.049cm" loext:border="0.06pt solid #000000"/>
    </style:style>
    <style:style style:name="P35" style:family="paragraph" style:parent-style-name="Preformatted_20_Text">
      <loext:graphic-properties draw:fill="solid" draw:fill-color="#eeeeee" draw:opacity="100%"/>
      <style:paragraph-properties fo:margin-top="0cm" fo:margin-bottom="0.499cm" loext:contextual-spacing="false" fo:text-align="start" style:justify-single-word="false" fo:orphans="2" fo:widows="2" fo:background-color="#eeeeee" fo:padding="0.049cm" fo:border="0.06pt solid #eeeeee"/>
      <style:text-properties fo:font-variant="normal" fo:text-transform="none" fo:color="#212529" style:font-name="SFMono-Regular" fo:font-size="10.5pt" fo:letter-spacing="normal" fo:font-style="normal" fo:font-weight="normal" fo:background-color="#ffffff" loext:padding="0.049cm" loext:border="0.06pt solid #000000"/>
    </style:style>
    <style:style style:name="P36" style:family="paragraph" style:parent-style-name="Preformatted_20_Text">
      <loext:graphic-properties draw:fill="solid" draw:fill-color="#eeeeee" draw:opacity="100%"/>
      <style:paragraph-properties fo:margin-top="0cm" fo:margin-bottom="0.499cm" loext:contextual-spacing="false" fo:text-align="start" style:justify-single-word="false" fo:orphans="2" fo:widows="2" fo:background-color="#eeeeee" fo:padding="0.049cm" fo:border="0.06pt solid #eeeeee"/>
      <style:text-properties fo:font-variant="normal" fo:text-transform="none" fo:color="#212529" style:font-name="SFMono-Regular" fo:font-size="10.5pt" fo:letter-spacing="normal" fo:font-style="normal" fo:font-weight="normal"/>
    </style:style>
    <style:style style:name="P37" style:family="paragraph" style:parent-style-name="Preformatted_20_Text">
      <loext:graphic-properties draw:fill="solid" draw:fill-color="#eeeeee" draw:opacity="100%"/>
      <style:paragraph-properties fo:margin-top="0cm" fo:margin-bottom="0.499cm" loext:contextual-spacing="false" fo:text-align="start" style:justify-single-word="false" fo:orphans="2" fo:widows="2" fo:background-color="#eeeeee" fo:padding="0.049cm" fo:border="0.06pt solid #eeeeee"/>
    </style:style>
    <style:style style:name="P38" style:family="paragraph" style:parent-style-name="Preformatted_20_Text">
      <style:paragraph-properties fo:text-align="start" style:justify-single-word="false" fo:orphans="2" fo:widows="2" fo:padding="0.049cm" fo:border="0.06pt solid #eeeeee"/>
      <style:text-properties fo:font-variant="normal" fo:text-transform="none" fo:color="#212529" fo:letter-spacing="normal" fo:background-color="#ffffff" loext:padding="0.049cm" loext:border="0.06pt solid #000000"/>
    </style:style>
    <style:style style:name="P39" style:family="paragraph" style:parent-style-name="Preformatted_20_Text">
      <loext:graphic-properties draw:fill="solid" draw:fill-color="#eeeeee" draw:opacity="100%"/>
      <style:paragraph-properties fo:text-align="start" style:justify-single-word="false" fo:orphans="2" fo:widows="2" fo:background-color="#eeeeee" fo:padding="0.049cm" fo:border="0.06pt solid #eeeeee"/>
      <style:text-properties fo:font-variant="normal" fo:text-transform="none" fo:color="#212529" fo:letter-spacing="normal" fo:background-color="#ffffff" loext:padding="0.049cm" loext:border="0.06pt solid #000000"/>
    </style:style>
    <style:style style:name="P40" style:family="paragraph" style:parent-style-name="Preformatted_20_Text">
      <loext:graphic-properties draw:fill="solid" draw:fill-color="#eeeeee" draw:opacity="100%"/>
      <style:paragraph-properties fo:text-align="start" style:justify-single-word="false" fo:orphans="2" fo:widows="2" fo:background-color="#eeeeee" fo:padding="0.049cm" fo:border="0.06pt solid #eeeeee"/>
      <style:text-properties fo:font-variant="normal" fo:text-transform="none" fo:color="#212529" fo:letter-spacing="normal"/>
    </style:style>
    <style:style style:name="P41" style:family="paragraph" style:parent-style-name="Preformatted_20_Text">
      <style:paragraph-properties fo:text-align="start" style:justify-single-word="false" fo:orphans="2" fo:widows="2" fo:padding="0.049cm" fo:border="0.06pt solid #eeeeee"/>
      <style:text-properties fo:font-variant="normal" fo:text-transform="none" fo:color="#212529" style:font-name="SFMono-Regular" fo:font-size="10.5pt" fo:letter-spacing="normal" fo:font-style="normal" fo:font-weight="normal" fo:background-color="#ffffff" loext:padding="0.049cm" loext:border="0.06pt solid #000000"/>
    </style:style>
    <style:style style:name="P42" style:family="paragraph" style:parent-style-name="Preformatted_20_Text">
      <loext:graphic-properties draw:fill="solid" draw:fill-color="#eeeeee" draw:opacity="100%"/>
      <style:paragraph-properties fo:text-align="start" style:justify-single-word="false" fo:orphans="2" fo:widows="2" fo:background-color="#eeeeee" fo:padding="0.049cm" fo:border="0.06pt solid #eeeeee"/>
      <style:text-properties fo:font-variant="normal" fo:text-transform="none" fo:color="#212529" style:font-name="SFMono-Regular" fo:font-size="10.5pt" fo:letter-spacing="normal" fo:font-style="normal" fo:font-weight="normal" fo:background-color="#ffffff" loext:padding="0.049cm" loext:border="0.06pt solid #000000"/>
    </style:style>
    <style:style style:name="P43" style:family="paragraph" style:parent-style-name="Preformatted_20_Text">
      <loext:graphic-properties draw:fill="solid" draw:fill-color="#eeeeee" draw:opacity="100%"/>
      <style:paragraph-properties fo:text-align="start" style:justify-single-word="false" fo:orphans="2" fo:widows="2" fo:background-color="#eeeeee" fo:padding="0.049cm" fo:border="0.06pt solid #eeeeee"/>
      <style:text-properties fo:font-variant="normal" fo:text-transform="none" fo:color="#212529" style:font-name="SFMono-Regular" fo:font-size="10.5pt" fo:letter-spacing="normal" fo:font-style="normal" fo:font-weight="normal"/>
    </style:style>
    <style:style style:name="P44" style:family="paragraph" style:parent-style-name="Preformatted_20_Text">
      <loext:graphic-properties draw:fill="solid" draw:fill-color="#eeeeee" draw:opacity="100%"/>
      <style:paragraph-properties fo:text-align="start" style:justify-single-word="false" fo:orphans="2" fo:widows="2" fo:background-color="#eeeeee" fo:padding="0.049cm" fo:border="0.06pt solid #eeeeee"/>
    </style:style>
    <style:style style:name="P45" style:family="paragraph" style:parent-style-name="Preformatted_20_Text" style:list-style-name="L4">
      <loext:graphic-properties draw:fill="solid" draw:fill-color="#eeeeee" draw:opacity="100%"/>
      <style:paragraph-properties fo:margin-top="0cm" fo:margin-bottom="0.247cm" loext:contextual-spacing="false" fo:text-align="start" style:justify-single-word="false" fo:orphans="2" fo:widows="2" fo:background-color="#eeeeee" fo:padding="0.049cm" fo:border="0.06pt solid #eeeeee"/>
      <style:text-properties fo:font-variant="normal" fo:text-transform="none" fo:color="#212529" style:font-name="SFMono-Regular" fo:font-size="10.5pt" fo:letter-spacing="normal" fo:font-style="normal" fo:font-weight="normal"/>
    </style:style>
    <style:style style:name="P46" style:family="paragraph" style:parent-style-name="Preformatted_20_Text" style:list-style-name="L5">
      <loext:graphic-properties draw:fill="solid" draw:fill-color="#eeeeee" draw:opacity="100%"/>
      <style:paragraph-properties fo:margin-top="0cm" fo:margin-bottom="0.247cm" loext:contextual-spacing="false" fo:text-align="start" style:justify-single-word="false" fo:orphans="2" fo:widows="2" fo:background-color="#eeeeee" fo:padding="0.049cm" fo:border="0.06pt solid #eeeeee"/>
      <style:text-properties fo:font-variant="normal" fo:text-transform="none" fo:color="#212529" style:font-name="SFMono-Regular" fo:font-size="10.5pt" fo:letter-spacing="normal" fo:font-style="normal" fo:font-weight="normal"/>
    </style:style>
    <style:style style:name="P47" style:family="paragraph" style:parent-style-name="Preformatted_20_Text" style:list-style-name="L4">
      <loext:graphic-properties draw:fill="solid" draw:fill-color="#eeeeee" draw:opacity="100%"/>
      <style:paragraph-properties fo:margin-top="0cm" fo:margin-bottom="0.247cm" loext:contextual-spacing="false" fo:text-align="start" style:justify-single-word="false" fo:orphans="2" fo:widows="2" fo:background-color="#eeeeee" fo:padding="0.049cm" fo:border="0.06pt solid #eeeeee"/>
      <style:text-properties fo:font-variant="normal" fo:text-transform="none" fo:color="#212529" fo:letter-spacing="normal"/>
    </style:style>
    <style:style style:name="P48" style:family="paragraph" style:parent-style-name="Preformatted_20_Text" style:list-style-name="L5">
      <loext:graphic-properties draw:fill="solid" draw:fill-color="#eeeeee" draw:opacity="100%"/>
      <style:paragraph-properties fo:margin-top="0cm" fo:margin-bottom="0.247cm" loext:contextual-spacing="false" fo:text-align="start" style:justify-single-word="false" fo:orphans="2" fo:widows="2" fo:background-color="#eeeeee" fo:padding="0.049cm" fo:border="0.06pt solid #eeeeee"/>
      <style:text-properties fo:font-variant="normal" fo:text-transform="none" fo:color="#212529" fo:letter-spacing="normal"/>
    </style:style>
    <style:style style:name="P49"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408080" style:font-name="SFMono-Regular" fo:font-size="10.5pt" fo:letter-spacing="normal" fo:font-style="italic" fo:font-weight="normal" fo:background-color="#f8f8f8" loext:padding="0.049cm" loext:border="0.06pt solid #f0f0f0"/>
    </style:style>
    <style:style style:name="P50"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212529" style:font-name="SFMono-Regular" fo:font-size="10.5pt" fo:letter-spacing="normal" fo:font-style="normal" fo:font-weight="normal" fo:background-color="#f8f8f8" loext:padding="0.049cm" loext:border="0.06pt solid #f0f0f0"/>
    </style:style>
    <style:style style:name="P51"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212529" fo:letter-spacing="normal" fo:background-color="#f8f8f8" loext:padding="0.049cm" loext:border="0.06pt solid #f0f0f0"/>
    </style:style>
    <style:style style:name="P52" style:family="paragraph" style:parent-style-name="Preformatted_20_Text">
      <style:paragraph-properties fo:margin-top="0cm" fo:margin-bottom="0cm" loext:contextual-spacing="false" fo:text-align="start" style:justify-single-word="false" fo:orphans="2" fo:widows="2" fo:padding="0cm" fo:border="none"/>
    </style:style>
    <style:style style:name="P53"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212529" style:font-name="apple-system" fo:letter-spacing="normal" fo:font-style="normal" fo:font-weight="bold"/>
    </style:style>
    <style:style style:name="P54"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212529" style:font-name="apple-system" fo:font-size="12pt" fo:letter-spacing="normal" fo:font-style="normal" fo:font-weight="bold"/>
    </style:style>
    <style:style style:name="P55" style:family="paragraph" style:parent-style-name="Heading_20_2">
      <style:paragraph-properties fo:margin-top="0cm" fo:margin-bottom="0.247cm" loext:contextual-spacing="false" fo:line-height="120%" fo:text-align="start" style:justify-single-word="false" fo:orphans="2" fo:widows="2"/>
      <style:text-properties fo:font-variant="normal" fo:text-transform="none" fo:color="#212529" style:font-name="apple-system" fo:font-size="12pt" fo:letter-spacing="normal" fo:font-style="normal" fo:font-weight="bold" fo:background-color="#ffffff" loext:padding="0.049cm" loext:border="0.06pt solid #000000"/>
    </style:style>
    <style:style style:name="P56" style:family="paragraph" style:parent-style-name="Heading_20_6">
      <style:paragraph-properties fo:line-height="120%" fo:text-align="start" style:justify-single-word="false" fo:orphans="2" fo:widows="2"/>
      <style:text-properties fo:font-variant="normal" fo:text-transform="none" fo:color="#6c757d" style:font-name="apple-system" fo:font-size="12pt" fo:letter-spacing="normal" fo:font-style="normal" fo:font-weight="bold" fo:background-color="#ffffff" loext:padding="0.049cm" loext:border="0.06pt solid #000000"/>
    </style:style>
    <style:style style:name="P57" style:family="paragraph" style:parent-style-name="Horizontal_20_Line">
      <style:paragraph-properties fo:text-align="start" style:justify-single-word="false" fo:orphans="2" fo:widows="2"/>
    </style:style>
    <style:style style:name="T1" style:family="text">
      <style:text-properties fo:font-weight="bold"/>
    </style:style>
    <style:style style:name="T2" style:family="text">
      <style:text-properties style:font-name="SFMono-Regular" fo:font-size="10.5pt" fo:font-style="normal" fo:font-weight="normal"/>
    </style:style>
    <style:style style:name="T3" style:family="text">
      <style:text-properties fo:font-variant="normal" fo:text-transform="none" fo:color="#212529" style:font-name="apple-system" fo:font-size="12pt" fo:letter-spacing="normal" fo:font-style="normal" fo:font-weight="normal"/>
    </style:style>
    <style:style style:name="T4" style:family="text">
      <style:text-properties fo:font-variant="normal" fo:text-transform="none" fo:color="#212529" style:font-name="apple-system" fo:font-size="12pt" fo:letter-spacing="normal" fo:font-style="normal" fo:font-weight="normal" fo:background-color="#ffffff" loext:char-shading-value="0" loext:padding="0.049cm" loext:border="0.06pt solid #000000"/>
    </style:style>
    <style:style style:name="T5" style:family="text">
      <style:text-properties fo:font-variant="normal" fo:text-transform="none" fo:color="#212529" style:font-name="SFMono-Regular" fo:font-size="10.5pt" fo:letter-spacing="normal" fo:font-style="normal" fo:font-weight="normal"/>
    </style:style>
    <style:style style:name="T6" style:family="text">
      <style:text-properties fo:font-variant="normal" fo:text-transform="none" fo:color="#212529" style:font-name="SFMono-Regular" fo:font-size="10.5pt" fo:letter-spacing="normal" fo:font-style="normal" fo:font-weight="normal" fo:background-color="#ffffff" loext:char-shading-value="0" loext:padding="0.049cm" loext:border="0.06pt solid #000000"/>
    </style:style>
    <style:style style:name="T7" style:family="text">
      <style:text-properties fo:font-variant="normal" fo:text-transform="none" fo:color="#000000" style:font-name="SFMono-Regular" fo:font-size="10.5pt" fo:letter-spacing="normal" fo:font-style="normal" fo:font-weight="bold" loext:padding="0cm" loext:border="none"/>
    </style:style>
    <style:style style:name="T8" style:family="text">
      <style:text-properties fo:font-variant="normal" fo:text-transform="none" fo:color="#000000" style:font-name="SFMono-Regular" fo:font-size="10.5pt" fo:letter-spacing="normal" fo:font-style="normal" fo:font-weight="bold" fo:background-color="#ffffff" loext:char-shading-value="0" loext:padding="0cm" loext:border="none"/>
    </style:style>
    <style:style style:name="T9" style:family="text">
      <style:text-properties fo:font-variant="normal" fo:text-transform="none" fo:color="#856404" style:font-name="apple-system" fo:font-size="12pt" fo:letter-spacing="normal" fo:font-style="normal" fo:font-weight="bold" fo:background-color="#fff3cd" loext:char-shading-value="0" loext:padding="0.049cm" loext:border="0.06pt solid #ffeeba"/>
    </style:style>
    <style:style style:name="T10" style:family="text">
      <style:text-properties fo:font-variant="normal" fo:text-transform="none" fo:color="#856404" style:font-name="apple-system" fo:font-size="12pt" fo:letter-spacing="normal" fo:font-style="normal" fo:font-weight="normal" fo:background-color="#fff3cd" loext:char-shading-value="0" loext:padding="0.049cm" loext:border="0.06pt solid #ffeeba"/>
    </style:style>
    <style:style style:name="T11" style:family="text">
      <style:text-properties fo:font-variant="normal" fo:text-transform="none" fo:color="#856404" style:font-name="SFMono-Regular" fo:font-size="10.5pt" fo:letter-spacing="normal" fo:font-style="normal" fo:font-weight="normal" fo:background-color="#fff3cd" loext:char-shading-value="0" loext:padding="0.049cm" loext:border="0.06pt solid #ffeeba"/>
    </style:style>
    <style:style style:name="T12" style:family="text">
      <style:text-properties fo:font-variant="normal" fo:text-transform="none" fo:color="#155724" style:font-name="apple-system" fo:font-size="12pt" fo:letter-spacing="normal" fo:font-style="normal" fo:font-weight="normal" fo:background-color="#d4edda" loext:char-shading-value="0" loext:padding="0.049cm" loext:border="0.06pt solid #c3e6cb"/>
    </style:style>
    <style:style style:name="T13" style:family="text">
      <style:text-properties fo:font-variant="normal" fo:text-transform="none" fo:color="#155724" style:font-name="SFMono-Regular" fo:font-size="10.5pt" fo:letter-spacing="normal" fo:font-style="normal" fo:font-weight="normal" fo:background-color="#d4edda" loext:char-shading-value="0" loext:padding="0.049cm" loext:border="0.06pt solid #c3e6cb"/>
    </style:style>
    <style:style style:name="T14" style:family="text">
      <style:text-properties fo:color="#b00040"/>
    </style:style>
    <style:style style:name="T15" style:family="text">
      <style:text-properties fo:color="#0000ff"/>
    </style:style>
    <style:style style:name="T16" style:family="text">
      <style:text-properties fo:font-style="italic"/>
    </style:style>
    <style:style style:name="T17" style:family="text">
      <style:text-properties fo:color="#408080" style:font-name="SFMono-Regular" fo:font-size="10.5pt" fo:font-style="italic" fo:font-weight="normal"/>
    </style:style>
    <style:style style:name="T18" style:family="text">
      <style:text-properties fo:color="#008000" style:font-name="SFMono-Regular" fo:font-size="10.5pt" fo:font-style="normal" fo:font-weight="bold"/>
    </style:style>
    <style:style style:name="T19" style:family="text">
      <style:text-properties fo:color="#008000" fo:font-weight="bold"/>
    </style:style>
    <style:style style:name="T20" style:family="text">
      <style:text-properties fo:color="#666666"/>
    </style:style>
    <style:style style:name="T21" style:family="text">
      <style:text-properties fo:color="#666666" style:font-name="SFMono-Regular" fo:font-size="10.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line-break/>COMP1511 Final Exam</text:h>
      <text:h text:style-name="P26" text:outline-level="1">May 2020</text:h>
      <text:h text:style-name="P27" text:outline-level="4">Time recommended for the exam: 3 hours</text:h>
      <text:h text:style-name="P27" text:outline-level="4">Time allowed for entire final exam: 24 hours</text:h>
      <text:h text:style-name="P27" text:outline-level="4">Total number of questions: 10 multiple choice + 7 practical questions</text:h>
      <text:h text:style-name="P27" text:outline-level="4">Total number of marks: 100</text:h>
      <text:h text:style-name="P27" text:outline-level="4">Due: Wednesday May 6th 09:00 AEST</text:h>
      <text:h text:style-name="P27" text:outline-level="4">Answer all questions</text:h>
      <text:p text:style-name="P7">Current Time in AEST</text:p>
      <text:h text:style-name="P1" text:outline-level="3"><text:bookmark text:name="time"/>18:56 AEST</text:h>
      <text:p text:style-name="P11">Paper Information</text:p>
      <table:table table:name="Table1" table:style-name="Table1">
        <table:table-column table:style-name="Table1.A"/>
        <table:table-column table:style-name="Table1.B"/>
        <table:table-row>
          <table:table-cell table:style-name="Table1.A1" office:value-type="string">
            <text:p text:style-name="Table_20_Contents">Name</text:p>
          </table:table-cell>
          <table:table-cell table:style-name="Table1.A1" office:value-type="string">
            <text:p text:style-name="Table_20_Contents">Mang, Jeremy Thomas</text:p>
          </table:table-cell>
        </table:table-row>
        <table:table-row>
          <table:table-cell table:style-name="Table1.A1" office:value-type="string">
            <text:p text:style-name="Table_20_Contents">zID</text:p>
          </table:table-cell>
          <table:table-cell table:style-name="Table1.A1" office:value-type="string">
            <text:p text:style-name="Table_20_Contents">z5312813</text:p>
          </table:table-cell>
        </table:table-row>
        <table:table-row>
          <table:table-cell table:style-name="Table1.A1" office:value-type="string">
            <text:p text:style-name="Table_20_Contents">Tut/Lab</text:p>
          </table:table-cell>
          <table:table-cell table:style-name="Table1.A1" office:value-type="string">
            <text:p text:style-name="Table_20_Contents">thu09-sitar</text:p>
          </table:table-cell>
        </table:table-row>
      </table:table>
      <text:p text:style-name="P8">This paper is unique to you. Submitting questions from another paper may result in charges of academic misconduct, and a grade of 0 in this course.</text:p>
      <text:p text:style-name="P9">You should keep this paper confidential. Sharing it, during or after the exam is prohibited.</text:p>
      <text:p text:style-name="P8">By starting this exam as a student of The University of New South Wales, you do solemnly and sincerely declare that you have not seen any part of this specific examination paper for the above course prior to attempting this exam, nor have any details of the exam's contents been communicated to you. In addition, you will not disclose copies of this exam at any point during or after the exam. Violation of this agreement is considered Academic Misconduct and penalties may apply.</text:p>
      <text:p text:style-name="P7">Commencing Exam</text:p>
      <text:p text:style-name="P8">If you are unwell, or will not be able to complete this exam within 24 hours, do not commence this exam - contact an exam supervisor on Ed (or, if you can't use Ed, cs1511.exam@cse.unsw.edu.au.)</text:p>
      <text:p text:style-name="P7">Exam Conditions</text:p>
      <text:p text:style-name="P8">This exam is <text:span text:style-name="T1">Open Book</text:span>, but you must not confer with anyone else, or use anybody else's code. You must not ask for help from online sources. This means that you may use any resources from the course, or from online. You must not <text:soft-page-break/>copy code from the internet, even with attribution. You must not confer with any of your classmates.</text:p>
      <text:p text:style-name="P8">If there are any issues during the exam, or you have questions, contact an exam supervisor on Ed (or, if you can't use Ed, cs1511.exam@cse.unsw.edu.au.)</text:p>
      <text:p text:style-name="P7">Fit to Sit</text:p>
      <text:p text:style-name="P8">By sitting or submitting an assessment on the scheduled assessment date, you are declaring that you are fit to do so and cannot later apply for Special Consideration.</text:p>
      <text:p text:style-name="P8">If, during an exam you feel unwell to the point that you cannot continue with the exam, you should take the following steps:</text:p>
      <text:list xml:id="list3118798778" text:style-name="L1">
        <text:list-item>
          <text:p text:style-name="P16">Stop working on the exam and take note of the time</text:p>
        </text:list-item>
        <text:list-item>
          <text:p text:style-name="P16">Make contact immediately with a member of the course staff, via the Ed forum, or (if you cannot use ed) cs1511.exam@cse.unsw.edu.au</text:p>
        </text:list-item>
        <text:list-item>
          <text:p text:style-name="P16">Immediately submit a Special Consideration application saying that you felt ill during the exam and were unable to continue</text:p>
        </text:list-item>
        <text:list-item>
          <text:p text:style-name="P16">If you were able to advise the Course Staff of the illness during the assessment, attach screenshots of this conversation to the Special Consideration application</text:p>
        </text:list-item>
      </text:list>
      <text:p text:style-name="P7">Technical Issues</text:p>
      <text:p text:style-name="P8">If you experience a technical issue, you should take the following steps:</text:p>
      <text:list xml:id="list2746015587" text:style-name="L2">
        <text:list-item>
          <text:p text:style-name="P12">Take screenshots of any of the following (if relevant): error messages; screen not loading; timestamped speed tests; power outage maps.</text:p>
        </text:list-item>
        <text:list-item>
          <text:p text:style-name="P17">If possible, contact should be made immediately with Course Staff to advise them of the issue (via ed or (if you cannot use ed) cs1511.exam@cse.unsw.edu.au).</text:p>
        </text:list-item>
        <text:list-item>
          <text:p text:style-name="P17">If you feel you have been significantly disadvantaged by your technical issues, a Special Consideration application should be submitted immediately after the conclusion of the assessment, along with the appropriate screenshots. Note that this exam is designed to be completed within 3 hours, so interruptions that were not serious or persistent must not qualify you for special considerations. Should you have questions, contact the Course Staff.</text:p>
        </text:list-item>
      </text:list>
      <text:p text:style-name="P7">Exam Hurdle Requirements</text:p>
      <text:p text:style-name="P8">COMP1511 has two hurdle requirements on this part of the final exam which you must meet to pass the course.</text:p>
      <text:p text:style-name="P8">You must satisfactorily answer a question below which says it meets the arrays hurdle requirement.</text:p>
      <text:p text:style-name="P8"><text:soft-page-break/>Multiple questions are marked as meeting the arrays hurdle requirement. answering any one of these questions satisfactorily will meet the hurdle requirement.</text:p>
      <text:p text:style-name="P8">You must satisfactorily answer a question below which says it meets the linked lists hurdle requirement.</text:p>
      <text:p text:style-name="P8">Multiple questions are marked as meeting the linked lists hurdle requirement. answering any one of these questions satisfactorily will meet the hurdle requirement.</text:p>
      <text:p text:style-name="P7">Exam Environment</text:p>
      <text:p text:style-name="P8">You may complete the exam questions anywhere you wish. You should ensure they work correctly, and pass autotests, on VLab, or over SSH.</text:p>
      <text:p text:style-name="P8">Autotests are available for all questions to assist you in your testing.</text:p>
      <text:p text:style-name="P8">Passing autotests does not guarantee any marks.</text:p>
      <text:p text:style-name="P7">Submission</text:p>
      <text:p text:style-name="P8">Answer each question in a <text:span text:style-name="T1">SEPARATE</text:span> file. Each question specifies the name of the file to use. These are named after the corresponding question number, i.e. Question 1 is in a file called <text:span text:style-name="T1">q1.c</text:span></text:p>
      <text:p text:style-name="P8">Make sure you use <text:span text:style-name="T1">EXACTLY</text:span> this file name.</text:p>
      <text:p text:style-name="P8">Submit these files using the <text:span text:style-name="T1">submit</text:span> command as described in each question. <text:span text:style-name="T1">You may submit your answers as many times as you like.</text:span> The last submission <text:span text:style-name="T1">ONLY</text:span> will be marked.</text:p>
      <text:p text:style-name="P8">Ensure that you have submitted your files before signing out. Running the autotests does not automatically submit your code.</text:p>
      <text:p text:style-name="P7">Language Restrictions</text:p>
      <text:p text:style-name="P8">All questions must be answered entirely in C. You must not use other programming languages, e.g. you must not use Python.</text:p>
      <text:p text:style-name="P8">Your C program can not run external programs, e.g. it can not call the function <text:span text:style-name="T1">system()</text:span>.</text:p>
      <text:p text:style-name="P8">You are not permitted to use functions from C libraries other than the standard C libraries (stdio.h, stdlib.h, string.h, math.h, ctype.h, assert.h).</text:p>
      <text:p text:style-name="P8">Individual questions may specify C features you are not permitted to use or C functions you are not permitted to use.</text:p>
      <text:p text:style-name="P8">You can not use the -l option to dcc.</text:p>
      <text:h text:style-name="P53" text:outline-level="2">Setup</text:h>
      <text:p text:style-name="P8">This exam comes with starter files. You can access them by running:</text:p>
      <text:p text:style-name="P30">1511 fetch-exam</text:p>
      <text:p text:style-name="P33"><text:soft-page-break/><text:s text:c="2"/></text:p>
      <text:p text:style-name="P10"><text:span text:style-name="T3">This gives you a file in which to write answers to the short answer questions. This file, named </text:span><text:span text:style-name="Source_20_Text"><text:span text:style-name="T5">exam_mc.txt</text:span></text:span><text:span text:style-name="T3">, is the template into which you should put your responses to each multiple-choice/short answer question.</text:span></text:p>
      <text:p text:style-name="P8">This also gives you starter files for each programming question.</text:p>
      <text:p text:style-name="P8">To test your code, run the command:</text:p>
      <text:p text:style-name="P31"><text:span text:style-name="User_20_Entry"><text:span text:style-name="T7">1511 exam-autotest exam_[question]</text:span></text:span></text:p>
      <text:p text:style-name="P33"><text:s text:c="2"/></text:p>
      <text:p text:style-name="P8">You can check your submissions for the exam by making sure that everything you have submitted for the exam has a '.' next to it when you run the command</text:p>
      <text:p text:style-name="P31"><text:span text:style-name="User_20_Entry"><text:span text:style-name="T7">1511 classrun -sturec</text:span></text:span></text:p>
      <text:p text:style-name="P33"><text:s text:c="2"/></text:p>
      <text:p text:style-name="Text_20_body"><text:line-break/></text:p>
      <text:section text:style-name="Sect1" text:name="hideme">
        <text:h text:style-name="P54" text:outline-level="2">Short Answer</text:h>
        <text:p text:style-name="P6"><text:span text:style-name="T9">Note: </text:span><text:span text:style-name="T10">The files mentioned in the following questions are not copied by </text:span><text:span text:style-name="Source_20_Text"><text:span text:style-name="T11">1511 fetch-autotest</text:span></text:span><text:span text:style-name="T10">. The file names are just to show how they were compiled.</text:span></text:p>
        <text:h text:style-name="P28" text:outline-level="4">Question 1 (1 mark)</text:h>
        <text:p text:style-name="P2">A file named <text:span text:style-name="T1">part1_q1.c</text:span> (not provided) contains this C Code (amongst other code):</text:p>
        <text:p text:style-name="P40"><text:s text:c="4"/><text:span text:style-name="T2">int x = 7;</text:span></text:p>
        <text:p text:style-name="P40"><text:s text:c="4"/><text:span text:style-name="T2">int y = 2;</text:span></text:p>
        <text:p text:style-name="P33"><text:s text:c="4"/><text:span text:style-name="T2">printf("%d", x / y);</text:span></text:p>
        <text:p text:style-name="P2"><text:span text:style-name="T1">part1_q1.c</text:span> is compiled with dcc on a CSE machine like this:</text:p>
        <text:p text:style-name="P37"><text:span text:style-name="User_20_Entry"><text:span text:style-name="T7">dcc part1_q1.c -o part1_q1</text:span></text:span></text:p>
        <text:p text:style-name="P2">It compiles successfully. No errors or warnings are produced by dcc. The program is run like this:</text:p>
        <text:p text:style-name="P37"><text:span text:style-name="User_20_Entry"><text:span text:style-name="T7">./part1_q1</text:span></text:span></text:p>
        <text:p text:style-name="P2">What does this program print?</text:p>
        <text:p text:style-name="P2">Your answer should be the output the code snippet produces.</text:p>
        <text:p text:style-name="P6"><text:span text:style-name="T3">Enter this answer in the file </text:span><text:span text:style-name="Source_20_Text"><text:span text:style-name="T5">exam_mc.txt</text:span></text:span><text:span text:style-name="T3">, after the </text:span><text:span text:style-name="Source_20_Text"><text:span text:style-name="T5">[q1]</text:span></text:span><text:span text:style-name="T3">, inside the curly brackets.</text:span></text:p>
        <text:p text:style-name="P6"><text:span text:style-name="T3">You can check the format of your answer is correct with </text:span><text:span text:style-name="Source_20_Text"><text:span text:style-name="T5">1511 exam-autotest exam_mc</text:span></text:span><text:span text:style-name="T3">.</text:span></text:p>
        <text:p text:style-name="P2"><text:soft-page-break/>Do not enter any extra characters. Do not write \n for a newline character. Do not enter any explanation.</text:p>
        <text:p text:style-name="P2">Enter just the output the program produces.</text:p>
        <text:p text:style-name="P2">If the program prints an error message just write <text:span text:style-name="T1">ERROR</text:span>. Do not enter the exact error message.</text:p>
        <text:h text:style-name="P28" text:outline-level="4">Question 2 (1 mark)</text:h>
        <text:p text:style-name="P2">A file named <text:span text:style-name="T1">part1_q2.c</text:span> (not provided) contains this C Code (amongst other code):</text:p>
        <text:p text:style-name="P40"><text:s text:c="4"/><text:span text:style-name="T2">char name[] = "Chicken";</text:span></text:p>
        <text:p text:style-name="P40"><text:s text:c="4"/><text:span text:style-name="T2">int age = 9;</text:span></text:p>
        <text:p text:style-name="P40"><text:s text:c="4"/><text:span text:style-name="T2">double weight = 3.8;</text:span></text:p>
        <text:p text:style-name="P40"><text:s text:c="4"/><text:span text:style-name="T2">if (age &lt; 9) {</text:span></text:p>
        <text:p text:style-name="P40"><text:s text:c="8"/><text:span text:style-name="T2">printf("%s is a young cat.", name);</text:span></text:p>
        <text:p text:style-name="P40"><text:s text:c="4"/><text:span text:style-name="T2">} else if (weight &gt; 5) {</text:span></text:p>
        <text:p text:style-name="P40"><text:s text:c="8"/><text:span text:style-name="T2">printf("%s is a big chonk.", name);</text:span></text:p>
        <text:p text:style-name="P40"><text:s text:c="4"/><text:span text:style-name="T2">} else {</text:span></text:p>
        <text:p text:style-name="P40"><text:s text:c="8"/><text:span text:style-name="T2">printf("%s is a cat who is %d years old.", name, age);</text:span></text:p>
        <text:p text:style-name="P33"><text:s text:c="4"/><text:span text:style-name="T2">}</text:span></text:p>
        <text:p text:style-name="P2"><text:span text:style-name="T1">part1_q2.c</text:span> is compiled with dcc on a CSE machine like this:</text:p>
        <text:p text:style-name="P37"><text:span text:style-name="User_20_Entry"><text:span text:style-name="T7">dcc part1_q2.c -o part1_q2</text:span></text:span></text:p>
        <text:p text:style-name="P2">It compiles successfully. No errors or warnings are produced by dcc. The program is run like this:</text:p>
        <text:p text:style-name="P37"><text:span text:style-name="User_20_Entry"><text:span text:style-name="T7">./part1_q2</text:span></text:span></text:p>
        <text:p text:style-name="P2">What does this program print?</text:p>
        <text:p text:style-name="P2">Your answer should be the output the code snippet produces.</text:p>
        <text:p text:style-name="P6"><text:span text:style-name="T3">Enter this answer in the file </text:span><text:span text:style-name="Source_20_Text"><text:span text:style-name="T5">exam_mc.txt</text:span></text:span><text:span text:style-name="T3">, after the </text:span><text:span text:style-name="Source_20_Text"><text:span text:style-name="T5">[q2]</text:span></text:span><text:span text:style-name="T3">, inside the curly brackets.</text:span></text:p>
        <text:p text:style-name="P6"><text:span text:style-name="T3">You can check the format of your answer is correct with </text:span><text:span text:style-name="Source_20_Text"><text:span text:style-name="T5">1511 exam-autotest exam_mc</text:span></text:span><text:span text:style-name="T3">.</text:span></text:p>
        <text:p text:style-name="P2">Do not enter any extra characters. Do not write \n for a newline character. Do not enter any explanation.</text:p>
        <text:p text:style-name="P2">Enter just the output the program produces.</text:p>
        <text:p text:style-name="P2">If the program prints an error message just write <text:span text:style-name="T1">ERROR</text:span>. Do not enter the exact error message.</text:p>
        <text:h text:style-name="P28" text:outline-level="4">Question 3 (1 mark)</text:h>
        <text:p text:style-name="P2">A file named <text:span text:style-name="T1">part1_q3.c</text:span> (not provided) contains this C Code (amongst other code):</text:p>
        <text:p text:style-name="P43">int mystery(int a, int b, int c) {</text:p>
        <text:p text:style-name="P40"><text:soft-page-break/><text:s text:c="4"/><text:span text:style-name="T2">if (a &gt; b) { </text:span></text:p>
        <text:p text:style-name="P40"><text:s text:c="8"/><text:span text:style-name="T2">b = a;</text:span></text:p>
        <text:p text:style-name="P40"><text:s text:c="4"/><text:span text:style-name="T2">}</text:span></text:p>
        <text:p text:style-name="P40"><text:s text:c="4"/><text:span text:style-name="T2">if (c &gt; b) { </text:span></text:p>
        <text:p text:style-name="P40"><text:s text:c="7"/><text:span text:style-name="T2">return b;</text:span></text:p>
        <text:p text:style-name="P40"><text:s text:c="4"/><text:span text:style-name="T2">}</text:span></text:p>
        <text:p text:style-name="P40"><text:s text:c="4"/><text:span text:style-name="T2">return c;</text:span></text:p>
        <text:p text:style-name="P43">}</text:p>
        <text:p text:style-name="P44"/>
        <text:p text:style-name="P43">int main(void) {</text:p>
        <text:p text:style-name="P40"><text:s text:c="5"/><text:span text:style-name="T2">int w = 9;</text:span></text:p>
        <text:p text:style-name="P40"><text:s text:c="5"/><text:span text:style-name="T2">int x = 7;</text:span></text:p>
        <text:p text:style-name="P40"><text:s text:c="5"/><text:span text:style-name="T2">int y = 5;</text:span></text:p>
        <text:p text:style-name="P40"><text:s text:c="5"/><text:span text:style-name="T2">int z = 13;</text:span></text:p>
        <text:p text:style-name="P40"><text:s text:c="5"/><text:span text:style-name="T2">w = mystery(x, y, z);</text:span></text:p>
        <text:p text:style-name="P40"><text:s text:c="5"/><text:span text:style-name="T2">printf("w = %d", w);</text:span></text:p>
        <text:p text:style-name="P40"><text:s text:c="5"/><text:span text:style-name="T2">return 0;</text:span></text:p>
        <text:p text:style-name="P36">}</text:p>
        <text:p text:style-name="P2"><text:span text:style-name="T1">part1_q3.c</text:span> is compiled with dcc on a CSE machine like this:</text:p>
        <text:p text:style-name="P37"><text:span text:style-name="User_20_Entry"><text:span text:style-name="T7">dcc part1_q3.c -o part1_q3</text:span></text:span></text:p>
        <text:p text:style-name="P2">It compiles successfully. No errors or warnings are produced by dcc. The program is run like this:</text:p>
        <text:p text:style-name="P37"><text:span text:style-name="User_20_Entry"><text:span text:style-name="T7">./part1_q3</text:span></text:span></text:p>
        <text:p text:style-name="P2">What does this program print?</text:p>
        <text:p text:style-name="P2">Your answer should be the output the code snippet produces.</text:p>
        <text:p text:style-name="P6"><text:span text:style-name="T3">Enter this answer in the file </text:span><text:span text:style-name="Source_20_Text"><text:span text:style-name="T5">exam_mc.txt</text:span></text:span><text:span text:style-name="T3">, after the </text:span><text:span text:style-name="Source_20_Text"><text:span text:style-name="T5">[q3]</text:span></text:span><text:span text:style-name="T3">, inside the curly brackets.</text:span></text:p>
        <text:p text:style-name="P6"><text:span text:style-name="T3">You can check the format of your answer is correct with </text:span><text:span text:style-name="Source_20_Text"><text:span text:style-name="T5">1511 exam-autotest exam_mc</text:span></text:span><text:span text:style-name="T3">.</text:span></text:p>
        <text:p text:style-name="P2">Do not enter any extra characters. Do not write \n for a newline character. Do not enter any explanation.</text:p>
        <text:p text:style-name="P2">Enter just the output the program produces.</text:p>
        <text:p text:style-name="P2">If the program prints an error message just write <text:span text:style-name="T1">ERROR</text:span>. Do not enter the exact error message.</text:p>
        <text:h text:style-name="P28" text:outline-level="4">Question 4 (1 mark)</text:h>
        <text:p text:style-name="P2">A file named <text:span text:style-name="T1">part1_q4.c</text:span> (not provided) contains this C Code (amongst other code):</text:p>
        <text:p text:style-name="P40"><text:s text:c="4"/><text:span text:style-name="T2">int x = 0;</text:span></text:p>
        <text:p text:style-name="P40"><text:s text:c="4"/><text:span text:style-name="T2">int y = 0;</text:span></text:p>
        <text:p text:style-name="P40"><text:s text:c="4"/><text:span text:style-name="T2">while (x &lt; 5) {</text:span></text:p>
        <text:p text:style-name="P40"><text:s text:c="8"/><text:span text:style-name="T2">y = y + x;</text:span></text:p>
        <text:p text:style-name="P40"><text:s text:c="8"/><text:span text:style-name="T2">x = x + 2;</text:span></text:p>
        <text:p text:style-name="P33"><text:s text:c="4"/><text:span text:style-name="T2">}</text:span></text:p>
        <text:p text:style-name="P2"><text:soft-page-break/><text:span text:style-name="T1">part1_q4.c</text:span> is compiled with dcc on a CSE machine like this:</text:p>
        <text:p text:style-name="P37"><text:span text:style-name="User_20_Entry"><text:span text:style-name="T7">dcc part1_q4.c -o part1_q4</text:span></text:span></text:p>
        <text:p text:style-name="P2">It compiles successfully. No errors or warnings are produced by dcc. The program is run like this:</text:p>
        <text:p text:style-name="P37"><text:span text:style-name="User_20_Entry"><text:span text:style-name="T7">./part1_q4</text:span></text:span></text:p>
        <text:p text:style-name="P6"><text:span text:style-name="Source_20_Text"><text:span text:style-name="T5">x</text:span></text:span><text:span text:style-name="T3"> has four different values during the running of this code.</text:span></text:p>
        <text:p text:style-name="P2">Your answer should be the four separate integer values with spaces in between them.</text:p>
        <text:p text:style-name="P6"><text:span text:style-name="T3">Enter this answer in the file </text:span><text:span text:style-name="Source_20_Text"><text:span text:style-name="T5">exam_mc.txt</text:span></text:span><text:span text:style-name="T3">, after the </text:span><text:span text:style-name="Source_20_Text"><text:span text:style-name="T5">[q4]</text:span></text:span><text:span text:style-name="T3">, inside the curly brackets.</text:span></text:p>
        <text:p text:style-name="P6"><text:span text:style-name="T3">You can check the format of your answer is correct with </text:span><text:span text:style-name="Source_20_Text"><text:span text:style-name="T5">1511 exam-autotest exam_mc</text:span></text:span><text:span text:style-name="T3">.</text:span></text:p>
        <text:p text:style-name="P2">Do not enter any extra characters. Do not write \n for a newline character. Do not enter any explanation.</text:p>
        <text:p text:style-name="P2">For example, if you think that the values are 1, 2, 3 then 4 (in that order), your answer will be: 1 2 3 4</text:p>
        <text:h text:style-name="P28" text:outline-level="4">Question 5 (1 mark)</text:h>
        <text:p text:style-name="P2">A file named <text:span text:style-name="T1">part1_q5.c</text:span> contains this C Code:</text:p>
        <text:p text:style-name="P43">#include &lt;stdio.h&gt;</text:p>
        <text:p text:style-name="P44"/>
        <text:p text:style-name="P43">int main(int argc, char *argv[]) {</text:p>
        <text:p text:style-name="P40"><text:s text:c="4"/><text:span text:style-name="T2">int bottles = 99;</text:span></text:p>
        <text:p text:style-name="P40"><text:s text:c="4"/><text:span text:style-name="T2">int i = 0;</text:span></text:p>
        <text:p text:style-name="P43">while (bottles &gt;= 0) {</text:p>
        <text:p text:style-name="P40"><text:s text:c="4"/><text:span text:style-name="T2">while (i &lt; 10) {</text:span></text:p>
        <text:p text:style-name="P40"><text:s text:c="8"/><text:span text:style-name="T2">printf("bottle: %d, sip: %d\n", bottles, i);</text:span></text:p>
        <text:p text:style-name="P40"><text:s text:c="8"/><text:span text:style-name="T2">i++;</text:span></text:p>
        <text:p text:style-name="P40"><text:s text:c="4"/><text:span text:style-name="T2">}</text:span></text:p>
        <text:p text:style-name="P40"><text:s text:c="4"/><text:span text:style-name="T2">bottles--;</text:span></text:p>
        <text:p text:style-name="P43">}</text:p>
        <text:p text:style-name="P40"><text:s text:c="4"/><text:span text:style-name="T2">printf("We drank %d bottles.\n", bottles);</text:span></text:p>
        <text:p text:style-name="P36">}</text:p>
        <text:p text:style-name="P2">Which of the following Code Style Issues are present in this code?</text:p>
        <text:list xml:id="list1129921014" text:style-name="L3">
          <text:list-item>
            <text:p text:style-name="P18">A: Inconsistent Indentation</text:p>
          </text:list-item>
          <text:list-item>
            <text:p text:style-name="P18">B: Inconsistent use of spaces</text:p>
          </text:list-item>
          <text:list-item>
            <text:p text:style-name="P18">C: Overly Deep Nesting</text:p>
          </text:list-item>
          <text:list-item>
            <text:p text:style-name="P18">D: Lack of use of #define constants for important values</text:p>
          </text:list-item>
        </text:list>
        <text:p text:style-name="P6"><text:span text:style-name="T3">Enter the answer(s) in the file </text:span><text:span text:style-name="Source_20_Text"><text:span text:style-name="T5">exam_mc.txt</text:span></text:span><text:span text:style-name="T3">, after the </text:span><text:span text:style-name="Source_20_Text"><text:span text:style-name="T5">[q5]</text:span></text:span><text:span text:style-name="T3">, inside the curly brackets.</text:span></text:p>
        <text:p text:style-name="P6"><text:soft-page-break/><text:span text:style-name="T3">You can check the format of your answer is correct with </text:span><text:span text:style-name="Source_20_Text"><text:span text:style-name="T5">1511 exam-autotest exam_mc</text:span></text:span><text:span text:style-name="T3">.</text:span></text:p>
        <text:p text:style-name="P2">This question can have more than one answer and a correct answer will identify all the issues in the code.</text:p>
        <text:p text:style-name="P2">For example, if you think that A and C are the correct answers, your answer will be: AC</text:p>
        <text:p text:style-name="P2">If you think that D alone is the correct answer, your answer will be: D</text:p>
        <text:h text:style-name="P28" text:outline-level="4">Question 6 (1 mark)</text:h>
        <text:p text:style-name="P2">A program contains a linked list with extra structures that looks like this:</text:p>
        <text:p text:style-name="P5"><draw:frame draw:style-name="fr1" draw:name="Image1" text:anchor-type="as-char" svg:width="1.997cm" svg:height="0.998cm" draw:z-index="0"><draw:image xlink:href="https://cgi.cse.unsw.edu.au/~cs1511/20T1/exam/assets/linkedlist.png" xlink:type="simple" xlink:show="embed" xlink:actuate="onLoad" loext:mime-type=""/><svg:title>Linked List and Structures Diagram</svg:title></draw:frame></text:p>
        <text:p text:style-name="P2">Assuming the following code for a note struct:</text:p>
        <text:p text:style-name="P43">struct note {</text:p>
        <text:p text:style-name="P40"><text:s text:c="4"/><text:span text:style-name="T2">struct note *next;</text:span></text:p>
        <text:p text:style-name="P40"><text:s text:c="4"/><text:span text:style-name="T2">int data;</text:span></text:p>
        <text:p text:style-name="P36">};</text:p>
        <text:p text:style-name="P2">There is a code expression that looks like this:</text:p>
        <text:p text:style-name="P33"><text:s text:c="4"/><text:span text:style-name="T2">int interval = track-&gt;head-&gt;notes-&gt;next-&gt;data;</text:span></text:p>
        <text:p text:style-name="P2">If this expression is part of a program that contains the structure shown in the diagram, what value will interval have?</text:p>
        <text:p text:style-name="P6"><text:span text:style-name="T3">Enter this answer in the file </text:span><text:span text:style-name="Source_20_Text"><text:span text:style-name="T5">exam_mc.txt</text:span></text:span><text:span text:style-name="T3">, after the </text:span><text:span text:style-name="Source_20_Text"><text:span text:style-name="T5">[q6]</text:span></text:span><text:span text:style-name="T3">, inside the curly brackets.</text:span></text:p>
        <text:p text:style-name="P6"><text:span text:style-name="T3">You can check the format of your answer is correct with </text:span><text:span text:style-name="Source_20_Text"><text:span text:style-name="T5">1511 exam-autotest exam_mc</text:span></text:span><text:span text:style-name="T3">.</text:span></text:p>
        <text:p text:style-name="P2">Your answer should be the value of an integer, for example: 43</text:p>
        <text:p text:style-name="P2">Do not enter any extra characters. Do not write \n for a newline character. Do not enter any explanation.</text:p>
        <text:p text:style-name="P2">If the program prints an error message just write <text:span text:style-name="T1">ERROR</text:span>. Do not enter the exact error message.</text:p>
        <text:h text:style-name="P28" text:outline-level="4">Question 7 (1 mark)</text:h>
        <text:p text:style-name="P2">A file named <text:span text:style-name="T1">part1_q7.c</text:span> (not provided) contains this C Code:</text:p>
        <text:p text:style-name="P43">1 <text:s text:c="2"/>#include &lt;stdio.h&gt;</text:p>
        <text:p text:style-name="P43">2 <text:s text:c="2"/></text:p>
        <text:p text:style-name="P43">3 <text:s text:c="2"/>void work(int num, int nums[10], int *pointer);</text:p>
        <text:p text:style-name="P43">4 <text:s text:c="2"/></text:p>
        <text:p text:style-name="P43">5 <text:s text:c="2"/>int main(void) {</text:p>
        <text:p text:style-name="P43">6 <text:s text:c="6"/>int my_number;</text:p>
        <text:p text:style-name="P43">7 <text:s text:c="6"/>int my_numbers[5];</text:p>
        <text:p text:style-name="P43">8 <text:s text:c="6"/>int *num_pointer;</text:p>
        <text:p text:style-name="P43"><text:soft-page-break/>9 <text:s text:c="6"/>my_number = 10;</text:p>
        <text:p text:style-name="P43">10 <text:s text:c="5"/>my_numbers[3] = 11;</text:p>
        <text:p text:style-name="P43">11 <text:s text:c="5"/>num_pointer = &amp;my_number;</text:p>
        <text:p text:style-name="P43">12 <text:s text:c="5"/>work(my_number, my_numbers, num_pointer);</text:p>
        <text:p text:style-name="P43">13 <text:s text:c="5"/>printf("%d %d %d", my_number, my_numbers[3], *num_pointer);</text:p>
        <text:p text:style-name="P43">14 <text:s/>}</text:p>
        <text:p text:style-name="P43">15 <text:s/></text:p>
        <text:p text:style-name="P43">16 <text:s/>void work(int num, int nums[10], int *pointer) {</text:p>
        <text:p text:style-name="P43">17 <text:s text:c="5"/>num = 3;</text:p>
        <text:p text:style-name="P43">18 <text:s text:c="5"/>nums[3] = 2;</text:p>
        <text:p text:style-name="P43">19 <text:s text:c="5"/>*pointer = 1;</text:p>
        <text:p text:style-name="P43">20 <text:s text:c="5"/>pointer = nums;</text:p>
        <text:p text:style-name="P43">21 <text:s text:c="5"/>*pointer = 4;</text:p>
        <text:p text:style-name="P36">22 <text:s/>}</text:p>
        <text:p text:style-name="P2"><text:span text:style-name="T1">part1_q7.c</text:span> is compiled with dcc on a CSE machine like this:</text:p>
        <text:p text:style-name="P37"><text:span text:style-name="User_20_Entry"><text:span text:style-name="T7">dcc part1_q7.c -o part1_q7</text:span></text:span></text:p>
        <text:p text:style-name="P2">It compiles successfully. No errors or warnings are produced by dcc. The program is run like this:</text:p>
        <text:p text:style-name="P37"><text:span text:style-name="User_20_Entry"><text:span text:style-name="T7">./part1_q7</text:span></text:span></text:p>
        <text:p text:style-name="P2">When the code reaches line 21 (but has not executed it yet), what is the value of the variable my_number?</text:p>
        <text:p text:style-name="P2">Your answer should be the value of an integer, for example: 99</text:p>
        <text:p text:style-name="P6"><text:span text:style-name="T3">Enter this answer in the file </text:span><text:span text:style-name="Source_20_Text"><text:span text:style-name="T5">exam_mc.txt</text:span></text:span><text:span text:style-name="T3">, after the </text:span><text:span text:style-name="Source_20_Text"><text:span text:style-name="T5">[q7]</text:span></text:span><text:span text:style-name="T3">, inside the curly brackets.</text:span></text:p>
        <text:p text:style-name="P6"><text:span text:style-name="T3">You can check the format of your answer is correct with </text:span><text:span text:style-name="Source_20_Text"><text:span text:style-name="T5">1511 exam-autotest exam_mc</text:span></text:span><text:span text:style-name="T3">.</text:span></text:p>
        <text:p text:style-name="P2">Do not enter any extra characters. Do not write \n for a newline character. Do not enter any explanation.</text:p>
        <text:h text:style-name="P28" text:outline-level="4">Question 8 (1 mark)</text:h>
        <text:p text:style-name="P2">A program contains a linked list with extra structures that looks like this:</text:p>
        <text:p text:style-name="P5"><draw:frame draw:style-name="fr1" draw:name="Image2" text:anchor-type="as-char" svg:width="1.997cm" svg:height="0.998cm" draw:z-index="1"><draw:image xlink:href="https://cgi.cse.unsw.edu.au/~cs1511/20T1/exam/assets/linkedlist.png" xlink:type="simple" xlink:show="embed" xlink:actuate="onLoad" loext:mime-type=""/><svg:title>Linked List and Structures Diagram</svg:title></draw:frame></text:p>
        <text:p text:style-name="P2">To free the memory for the structures in the image, we arere going to need to write a function that frees all allocated memory.</text:p>
        <text:p text:style-name="P2">Which of the following functions will correctly free all the memory used?</text:p>
        <text:list xml:id="list206789243" text:style-name="L4">
          <text:list-item>
            <text:p text:style-name="P19">A:</text:p>
            <text:p text:style-name="P45">void freeAll(struct track *t) {</text:p>
            <text:p text:style-name="P47"><text:s text:c="4"/><text:span text:style-name="T2">free(t);</text:span></text:p>
            <text:p text:style-name="P47"><text:s text:c="4"/><text:span text:style-name="T2">free(t-&gt;head);</text:span></text:p>
            <text:p text:style-name="P47"><text:s text:c="4"/><text:span text:style-name="T2">free(t-&gt;head-&gt;notes);</text:span></text:p>
            <text:p text:style-name="P45"><text:soft-page-break/>}</text:p>
          </text:list-item>
          <text:list-item>
            <text:p text:style-name="P19">B:</text:p>
            <text:p text:style-name="P45">void freeAll(struct track *t) {</text:p>
            <text:p text:style-name="P47"><text:s text:c="4"/><text:span text:style-name="T2">free(t-&gt;head-&gt;notes);</text:span></text:p>
            <text:p text:style-name="P47"><text:s text:c="4"/><text:span text:style-name="T2">free(t-&gt;head);</text:span></text:p>
            <text:p text:style-name="P47"><text:s text:c="4"/><text:span text:style-name="T2">free(t);</text:span></text:p>
            <text:p text:style-name="P45">}</text:p>
          </text:list-item>
          <text:list-item>
            <text:p text:style-name="P19">C:</text:p>
            <text:p text:style-name="P45">void freeAll(struct track *t) {</text:p>
            <text:p text:style-name="P47"><text:s text:c="4"/><text:span text:style-name="T2">free(t); <text:s text:c="3"/></text:span></text:p>
            <text:p text:style-name="P47"><text:s text:c="4"/><text:span text:style-name="T2">free(t-&gt;head);</text:span></text:p>
            <text:p text:style-name="P47"><text:s text:c="4"/><text:span text:style-name="T2">curNote = t-&gt;head-&gt;notes;</text:span></text:p>
            <text:p text:style-name="P47"><text:s text:c="4"/><text:span text:style-name="T2">while (curNote != NULL) {</text:span></text:p>
            <text:p text:style-name="P47"><text:s text:c="8"/><text:span text:style-name="T2">remNote = curNote;</text:span></text:p>
            <text:p text:style-name="P47"><text:s text:c="8"/><text:span text:style-name="T2">curNote = curNote-&gt;next;</text:span></text:p>
            <text:p text:style-name="P47"><text:s text:c="8"/><text:span text:style-name="T2">free(remNote);</text:span></text:p>
            <text:p text:style-name="P47"><text:s text:c="4"/><text:span text:style-name="T2">}</text:span></text:p>
            <text:p text:style-name="P45">}</text:p>
          </text:list-item>
          <text:list-item>
            <text:p text:style-name="P19">D:</text:p>
            <text:p text:style-name="P45">void freeAll(struct track *t) {</text:p>
            <text:p text:style-name="P47"><text:s text:c="4"/><text:span text:style-name="T2">curNote = t-&gt;head-&gt;notes;</text:span></text:p>
            <text:p text:style-name="P47"><text:s text:c="4"/><text:span text:style-name="T2">while (curNote != NULL) {</text:span></text:p>
            <text:p text:style-name="P47"><text:s text:c="8"/><text:span text:style-name="T2">remNote = curNote;</text:span></text:p>
            <text:p text:style-name="P47"><text:s text:c="8"/><text:span text:style-name="T2">curNote = curNote-&gt;next;</text:span></text:p>
            <text:p text:style-name="P47"><text:s text:c="8"/><text:span text:style-name="T2">free(remNote);</text:span></text:p>
            <text:p text:style-name="P47"><text:s text:c="4"/><text:span text:style-name="T2">}</text:span></text:p>
            <text:p text:style-name="P47"><text:s text:c="4"/><text:span text:style-name="T2">free(t-&gt;head);</text:span></text:p>
            <text:p text:style-name="P47"><text:s text:c="4"/><text:span text:style-name="T2">free(t); <text:s text:c="3"/></text:span></text:p>
            <text:p text:style-name="P45">}</text:p>
          </text:list-item>
        </text:list>
        <text:p text:style-name="P6"><text:span text:style-name="T3">Enter this answer in the file </text:span><text:span text:style-name="Source_20_Text"><text:span text:style-name="T5">exam_mc.txt</text:span></text:span><text:span text:style-name="T3">, after the </text:span><text:span text:style-name="Source_20_Text"><text:span text:style-name="T5">[q8]</text:span></text:span><text:span text:style-name="T3">, inside the curly brackets.</text:span></text:p>
        <text:p text:style-name="P6"><text:span text:style-name="T3">You can check the format of your answer is correct with </text:span><text:span text:style-name="Source_20_Text"><text:span text:style-name="T5">1511 exam-autotest exam_mc</text:span></text:span><text:span text:style-name="T3">.</text:span></text:p>
        <text:p text:style-name="P2">This question can have only one answer and a correct answer will be the most appropriate function for this purpose.</text:p>
        <text:p text:style-name="P2">For example, if you think that A is the correct answer, your answer will be: A</text:p>
        <text:h text:style-name="P28" text:outline-level="4"><text:soft-page-break/>Question 9 (1 mark)</text:h>
        <text:p text:style-name="P2">We would like to build a struct to store some information about our favourite cartoon characters. We know we would like to store their name as well as a group/team affiliation and the year they first appeared on television.</text:p>
        <text:p text:style-name="P2">Which of the following struct definitions would be best to use for this purpose?</text:p>
        <text:list xml:id="list2591486156" text:style-name="L5">
          <text:list-item>
            <text:p text:style-name="P20">A:</text:p>
            <text:p text:style-name="P46">struct character {</text:p>
            <text:p text:style-name="P48"><text:s text:c="4"/><text:span text:style-name="T2">char *name[MAX_NAME_LENGTH];</text:span></text:p>
            <text:p text:style-name="P48"><text:s text:c="4"/><text:span text:style-name="T2">char *team[MAX_NAME_LENGTH];</text:span></text:p>
            <text:p text:style-name="P48"><text:s text:c="4"/><text:span text:style-name="T2">int year;</text:span></text:p>
            <text:p text:style-name="P46">};</text:p>
          </text:list-item>
          <text:list-item>
            <text:p text:style-name="P20">B:</text:p>
            <text:p text:style-name="P46">struct character {</text:p>
            <text:p text:style-name="P48"><text:s text:c="4"/><text:span text:style-name="T2">char name[MAX_NAME_LENGTH];</text:span></text:p>
            <text:p text:style-name="P48"><text:s text:c="4"/><text:span text:style-name="T2">char team[MAX_NAME_LENGTH];</text:span></text:p>
            <text:p text:style-name="P48"><text:s text:c="4"/><text:span text:style-name="T2">int year;</text:span></text:p>
            <text:p text:style-name="P46">};</text:p>
          </text:list-item>
          <text:list-item>
            <text:p text:style-name="P20">C:</text:p>
            <text:p text:style-name="P46">struct character {</text:p>
            <text:p text:style-name="P48"><text:s text:c="4"/><text:span text:style-name="T2">string name;</text:span></text:p>
            <text:p text:style-name="P48"><text:s text:c="4"/><text:span text:style-name="T2">string team;</text:span></text:p>
            <text:p text:style-name="P48"><text:s text:c="4"/><text:span text:style-name="T2">double year;</text:span></text:p>
            <text:p text:style-name="P46">};</text:p>
          </text:list-item>
          <text:list-item>
            <text:p text:style-name="P20">D:</text:p>
            <text:p text:style-name="P46">struct character {</text:p>
            <text:p text:style-name="P48"><text:s text:c="4"/><text:span text:style-name="T2">char name[MAX_NAME_LENGTH];</text:span></text:p>
            <text:p text:style-name="P48"><text:s text:c="4"/><text:span text:style-name="T2">char team[MAX_NAME_LENGTH];</text:span></text:p>
            <text:p text:style-name="P48"><text:s text:c="4"/><text:span text:style-name="T2">int *year;</text:span></text:p>
            <text:p text:style-name="P46">};</text:p>
          </text:list-item>
        </text:list>
        <text:p text:style-name="P6"><text:span text:style-name="T3">Enter the answer(s) in the file </text:span><text:span text:style-name="Source_20_Text"><text:span text:style-name="T5">exam_mc.txt</text:span></text:span><text:span text:style-name="T3">, after the </text:span><text:span text:style-name="Source_20_Text"><text:span text:style-name="T5">[q9]</text:span></text:span><text:span text:style-name="T3">, inside the curly brackets.</text:span></text:p>
        <text:p text:style-name="P6"><text:span text:style-name="T3">You can check the format of your answer is correct with </text:span><text:span text:style-name="Source_20_Text"><text:span text:style-name="T5">1511 exam-autotest exam_mc</text:span></text:span><text:span text:style-name="T3">.</text:span></text:p>
        <text:p text:style-name="P2">This question can have only one answer and a correct answer will be the most appropriate struct for this purpose.</text:p>
        <text:p text:style-name="P2"><text:soft-page-break/>For example, if you think that A is the correct answer, your answer will be: A</text:p>
        <text:h text:style-name="P28" text:outline-level="4">Question 10 (1 mark)</text:h>
        <text:p text:style-name="P2">A program contains a queue with the following functions visible in its header file:</text:p>
        <text:p text:style-name="P43">// Adds a new item to the queue</text:p>
        <text:p text:style-name="P43">Queue add(Queue q, int addItem);</text:p>
        <text:p text:style-name="P44"/>
        <text:p text:style-name="P43">// Removes and returns the item that should leave the queue next</text:p>
        <text:p text:style-name="P36">int remove(Queue q);</text:p>
        <text:p text:style-name="P2">The following code is run as part of a program:</text:p>
        <text:p text:style-name="P40"><text:s text:c="4"/><text:span text:style-name="T2">add(myQueue, 1);</text:span></text:p>
        <text:p text:style-name="P40"><text:s text:c="4"/><text:span text:style-name="T2">add(myQueue, 2);</text:span></text:p>
        <text:p text:style-name="P40"><text:s text:c="4"/><text:span text:style-name="T2">int a = remove(myQueue);</text:span></text:p>
        <text:p text:style-name="P40"><text:s text:c="4"/><text:span text:style-name="T2">add(myQueue, 3);</text:span></text:p>
        <text:p text:style-name="P33"><text:s text:c="4"/><text:span text:style-name="T2">int b = remove(myQueue);</text:span></text:p>
        <text:p text:style-name="P2">What are the values of a and b?</text:p>
        <text:p text:style-name="P6"><text:span text:style-name="T3">Enter this answer in the file </text:span><text:span text:style-name="Source_20_Text"><text:span text:style-name="T5">exam_mc.txt</text:span></text:span><text:span text:style-name="T3">, after the </text:span><text:span text:style-name="Source_20_Text"><text:span text:style-name="T5">[q10]</text:span></text:span><text:span text:style-name="T3">, inside the curly brackets.</text:span></text:p>
        <text:p text:style-name="P6"><text:span text:style-name="T3">You can check the format of your answer is correct with </text:span><text:span text:style-name="Source_20_Text"><text:span text:style-name="T5">1511 exam-autotest exam_mc</text:span></text:span><text:span text:style-name="T3">.</text:span></text:p>
        <text:p text:style-name="P2">Your answer should be two integers separated by a space.</text:p>
        <text:p text:style-name="P2">For example, if you think that the values are 100 for a and 200 for b (in that order), your answer will be: 100 200</text:p>
        <text:p text:style-name="P15"><text:span text:style-name="T12">You can check your answers are in the correct format with </text:span><text:span text:style-name="Source_20_Text"><text:span text:style-name="T13">1511 exam-autotest exam_mc</text:span></text:span><text:span text:style-name="T12"><text:line-break/>You can submit the question with </text:span><text:span text:style-name="Source_20_Text"><text:span text:style-name="T13">give cs1511 exam_mc exam_mc.txt</text:span></text:span></text:p>
        <text:p text:style-name="P57"/>
        <text:h text:style-name="P55" text:outline-level="2">Question 1 (15 marks)</text:h>
        <text:h text:style-name="P56" text:outline-level="6">Passing this question, or question 3, is sufficient to pass the Arrays Hurdle.</text:h>
        <text:p text:style-name="P3">Your task is to add code to this function in <text:span text:style-name="T1">q1.c</text:span>:</text:p>
        <text:p text:style-name="P32">// mixed should return 1 if array contains both even and odd numbers</text:p>
        <text:p text:style-name="P49">// mixed should return 0 otherwise</text:p>
        <text:p text:style-name="P50"><text:span text:style-name="T14">int</text:span> <text:span text:style-name="T15">mixed</text:span>(<text:span text:style-name="T14">int</text:span> length, <text:span text:style-name="T14">int</text:span> array[]) {</text:p>
        <text:p text:style-name="P51"><text:s text:c="4"/><text:span text:style-name="T17">// PUT YOUR CODE HERE (you must change the next line!)</text:span></text:p>
        <text:p text:style-name="P51"><text:s text:c="4"/><text:span text:style-name="T18">return</text:span><text:span text:style-name="T2"> </text:span><text:span text:style-name="T21">42</text:span><text:span text:style-name="T2">;</text:span></text:p>
        <text:p text:style-name="P50">}</text:p>
        <text:p text:style-name="P3"><text:soft-page-break/>Add code so that <text:span text:style-name="T1">mixed</text:span> returns 1 if the array contains both even and odd numbers, and returns 0 otherwise.</text:p>
        <text:p text:style-name="P3">For example if the array contains these elements:</text:p>
        <text:p text:style-name="P35">16, 12, 8, 3, 6, 12</text:p>
        <text:p text:style-name="P3">Your function should return <text:span text:style-name="T1">1</text:span>, because the array contains <text:span text:style-name="T1">3</text:span> which is odd and <text:span text:style-name="T1">16</text:span> which is even.</text:p>
        <text:p text:style-name="P3">For example if the array contains these elements:</text:p>
        <text:p text:style-name="P35">16, 12, 8, 6, 12</text:p>
        <text:p text:style-name="P3">Your function should return <text:span text:style-name="T1">0</text:span>, because the array contains only even numbers.</text:p>
        <text:h text:style-name="P29" text:outline-level="4">Testing</text:h>
        <text:p text:style-name="P3"><text:span text:style-name="T1">q1.c</text:span> also contains a simple <text:span text:style-name="T1">main</text:span> function which allows you to test your <text:span text:style-name="T1">mixed</text:span> function.</text:p>
        <text:p text:style-name="P3">Your <text:span text:style-name="T1">mixed</text:span> function will be called directly in marking. The main function is only to let you test your <text:span text:style-name="T1">mixed</text:span> function</text:p>
        <text:h text:style-name="P29" text:outline-level="4">Assumptions/Restrictions/Clarifications.</text:h>
        <text:p text:style-name="P3">An even number is divisible by 2.</text:p>
        <text:p text:style-name="P3">An odd number is not divisible by 2.</text:p>
        <text:p text:style-name="P3">Your function should return a single integer: 0 or 1.</text:p>
        <text:p text:style-name="P3"><text:span text:style-name="T1">mixed</text:span> should not change the array it is given.</text:p>
        <text:p text:style-name="P3"><text:span text:style-name="T1">mixed</text:span> should not call scanf (or getchar or fgets).</text:p>
        <text:p text:style-name="P3"><text:span text:style-name="T1">mixed</text:span> can assume the array contains at least one integer.</text:p>
        <text:p text:style-name="P3"><text:span text:style-name="T1">mixed</text:span> can assume the array contains only positive integers.</text:p>
        <text:p text:style-name="P3"><text:span text:style-name="T1">mixed</text:span> should not print anything. It should not call printf.</text:p>
        <text:p text:style-name="P3">Your starter code contains a main function. You can change it for your own testing, but it will not be autotested or marked.</text:p>
        <text:p text:style-name="P6"><text:span text:style-name="T12">You can autotest this code with </text:span><text:span text:style-name="Source_20_Text"><text:span text:style-name="T13">1511 exam-autotest exam_q1</text:span></text:span><text:span text:style-name="T12"><text:line-break/>You can submit this code with </text:span><text:span text:style-name="Source_20_Text"><text:span text:style-name="T13">give cs1511 exam_q1 q1.c</text:span></text:span></text:p>
        <text:p text:style-name="P6"/>
        <text:h text:style-name="P55" text:outline-level="2"><text:soft-page-break/>Question 2 (15 marks)</text:h>
        <text:h text:style-name="P56" text:outline-level="6">Passing this question, or question 4, is sufficient to pass the Linked Lists Hurdle.</text:h>
        <text:p text:style-name="P3">Your task is to add code to this function in <text:span text:style-name="T1">q2.c</text:span>:</text:p>
        <text:p text:style-name="P32">// have_smalls should return 0 if neither list contains small numbers.</text:p>
        <text:p text:style-name="P49">// have_smalls should return 1 one list contains a small number, but the other doesn't.</text:p>
        <text:p text:style-name="P49">// have_smalls should return 2 if both lists contain at least one small number.</text:p>
        <text:p text:style-name="P49">// a small number is a number that is less 10.</text:p>
        <text:p text:style-name="P50"><text:span text:style-name="T14">int</text:span> <text:span text:style-name="T15">have_smalls</text:span>(<text:span text:style-name="T19">struct</text:span> node <text:span text:style-name="T20">*</text:span>head1, <text:span text:style-name="T19">struct</text:span> node <text:span text:style-name="T20">*</text:span>head2) {</text:p>
        <text:p text:style-name="P52"/>
        <text:p text:style-name="P51"><text:s text:c="4"/><text:span text:style-name="T17">// PUT YOUR CODE HERE (change the next line!)</text:span></text:p>
        <text:p text:style-name="P51"><text:s text:c="4"/><text:span text:style-name="T18">return</text:span><text:span text:style-name="T2"> </text:span><text:span text:style-name="T21">42</text:span><text:span text:style-name="T2">;</text:span></text:p>
        <text:p text:style-name="P52"/>
        <text:p text:style-name="P50">}</text:p>
        <text:p text:style-name="P3">Note <text:span text:style-name="T1">q2.c</text:span> uses the following familiar data type:</text:p>
        <text:p text:style-name="P41">struct node {</text:p>
        <text:p text:style-name="P38"><text:s text:c="4"/><text:span text:style-name="T2">struct node *next;</text:span></text:p>
        <text:p text:style-name="P38"><text:s text:c="4"/><text:span text:style-name="T2">int <text:s text:c="9"/>data;</text:span></text:p>
        <text:p text:style-name="P34">};</text:p>
        <text:p text:style-name="P3"><text:span text:style-name="T1">have_smalls</text:span> is given two arguments, <text:span text:style-name="T1">head1</text:span> and <text:span text:style-name="T1">head2</text:span>, which are pointers to the first node of linked lists.</text:p>
        <text:p text:style-name="P3"><text:span text:style-name="T1">have_smalls</text:span> should return 2 if both lists contain numbers less than ten.</text:p>
        <text:p text:style-name="P3"><text:span text:style-name="T1">have_smalls</text:span> should return 1 if one of the lists contains numbers less than ten (but not both).</text:p>
        <text:p text:style-name="P3"><text:span text:style-name="T1">have_smalls</text:span> should return 0 if neither list contains numbers less than ten.</text:p>
        <text:p text:style-name="P3">for example, if the two lists contain these values:</text:p>
        <text:p text:style-name="P3">list1: <text:span text:style-name="T1">1, 2, 3</text:span></text:p>
        <text:p text:style-name="P3">list2: <text:span text:style-name="T1">4, 5, 6, 7</text:span>,</text:p>
        <text:p text:style-name="P3"><text:span text:style-name="T1">have_smalls</text:span> should return <text:span text:style-name="T1">2</text:span>, because both the lists contained numbers less than ten.</text:p>
        <text:p text:style-name="P3">For example, if the two lists contain these values:</text:p>
        <text:p text:style-name="P3">list1: <text:span text:style-name="T1">6, 15, 15</text:span></text:p>
        <text:p text:style-name="P3">list2: <text:span text:style-name="T1">19, 17</text:span>,</text:p>
        <text:p text:style-name="P3"><text:soft-page-break/><text:span text:style-name="T1">have_smalls</text:span> should return <text:span text:style-name="T1">1</text:span>, because list1 contains <text:span text:style-name="T1">6</text:span> which is smaller than ten, but list2 contains no numbers less than ten. For example, if the two lists contain these values:</text:p>
        <text:p text:style-name="P3">list1: <text:span text:style-name="T1">10, 25, 25</text:span></text:p>
        <text:p text:style-name="P3">list2: <text:span text:style-name="T1">29, 11</text:span>,</text:p>
        <text:p text:style-name="P3"><text:span text:style-name="T1">have_smalls</text:span> should return <text:span text:style-name="T1">0</text:span>, because neither list contains a number smaller than ten.</text:p>
        <text:h text:style-name="P29" text:outline-level="4">Testing</text:h>
        <text:p text:style-name="P3"><text:span text:style-name="T1">q2.c</text:span> also contains a <text:span text:style-name="T1">main</text:span> function which allows you to test your <text:span text:style-name="T1">have_smalls</text:span> function.</text:p>
        <text:p text:style-name="P3">This main function:</text:p>
        <text:list xml:id="list4174437050" text:style-name="L6">
          <text:list-item>
            <text:p text:style-name="P21">uses a command line argument of "-" to separate the values for two linked lists.</text:p>
          </text:list-item>
          <text:list-item>
            <text:p text:style-name="P21">converts the command-line arguments before the "-" to a linked list</text:p>
          </text:list-item>
          <text:list-item>
            <text:p text:style-name="P21">assigns a pointer to the first node in the linked list to <text:span text:style-name="T1">head1</text:span></text:p>
          </text:list-item>
          <text:list-item>
            <text:p text:style-name="P21">converts the command-line arguments after the "-" to a linked list</text:p>
          </text:list-item>
          <text:list-item>
            <text:p text:style-name="P21">assigns a pointer to the first node in the linked list to <text:span text:style-name="T1">head2</text:span></text:p>
          </text:list-item>
          <text:list-item>
            <text:p text:style-name="P21">calls <text:span text:style-name="T1">have_smalls(head1, head2)</text:span></text:p>
          </text:list-item>
          <text:list-item>
            <text:p text:style-name="P21">prints the result.</text:p>
          </text:list-item>
        </text:list>
        <text:p text:style-name="P3">Do not change this main function. If you want to change it, you have misread the question.</text:p>
        <text:p text:style-name="P3">Your <text:span text:style-name="T1">have_smalls</text:span> function will be called directly in marking. The main function is only to let you test your <text:span text:style-name="T1">have_smalls</text:span> function</text:p>
        <text:p text:style-name="P3">Here is how the main function allows you to test <text:span text:style-name="T1">have_smalls</text:span>:</text:p>
        <text:p text:style-name="P44"><text:span text:style-name="User_20_Entry"><text:span text:style-name="T8">dcc q2.c -o q2</text:span></text:span></text:p>
        <text:p text:style-name="P44"><text:span text:style-name="User_20_Entry"><text:span text:style-name="T8">./q2 3 1 4 - 2 7 1 8 3</text:span></text:span></text:p>
        <text:p text:style-name="P42">2</text:p>
        <text:p text:style-name="P44"><text:span text:style-name="User_20_Entry"><text:span text:style-name="T8">./q2 5 -</text:span></text:span></text:p>
        <text:p text:style-name="P42">0</text:p>
        <text:p text:style-name="P44"><text:span text:style-name="User_20_Entry"><text:span text:style-name="T8">./q2 2 4 6 - 42</text:span></text:span></text:p>
        <text:p text:style-name="P42">2</text:p>
        <text:p text:style-name="P44"><text:span text:style-name="User_20_Entry"><text:span text:style-name="T8">./q2 1 3 5 - 1 2 3 4</text:span></text:span></text:p>
        <text:p text:style-name="P42">1</text:p>
        <text:p text:style-name="P44"><text:span text:style-name="User_20_Entry"><text:span text:style-name="T8">./q2 4 3 2 1 -</text:span></text:span></text:p>
        <text:p text:style-name="P42"><text:soft-page-break/>1</text:p>
        <text:p text:style-name="P44"><text:span text:style-name="User_20_Entry"><text:span text:style-name="T8">./q2 -</text:span></text:span></text:p>
        <text:p text:style-name="P42">0</text:p>
        <text:p text:style-name="P44"><text:span text:style-name="User_20_Entry"><text:span text:style-name="T8">./q2 6 - 5</text:span></text:span></text:p>
        <text:p text:style-name="P35">1</text:p>
        <text:h text:style-name="P29" text:outline-level="4">Assumptions/Restrictions/Clarifications.</text:h>
        <text:p text:style-name="P3">The lists will contain only positive numbers.</text:p>
        <text:p text:style-name="P3">Do not change the definition of struct node.</text:p>
        <text:p text:style-name="P3"><text:span text:style-name="T1">have_smalls</text:span> should return only a single integer and this integer must one of three values: 0, 1 or 2</text:p>
        <text:p text:style-name="P3"><text:span text:style-name="T1">have_smalls</text:span> should not change the linked lists it is given.</text:p>
        <text:p text:style-name="P3"><text:span text:style-name="T1">have_smalls</text:span> should not change the next or data fields of list nodes.</text:p>
        <text:p text:style-name="P3"><text:span text:style-name="T1">have_smalls</text:span> should not use arrays.</text:p>
        <text:p text:style-name="P3"><text:span text:style-name="T1">have_smalls</text:span> should not call malloc.</text:p>
        <text:p text:style-name="P3"><text:span text:style-name="T1">have_smalls</text:span> should not call scanf (or getchar or fgets).</text:p>
        <text:p text:style-name="P3"><text:span text:style-name="T1">have_smalls</text:span> should not print anything. It should not call printf.</text:p>
        <text:p text:style-name="P3">Do not change the definition of struct node.</text:p>
        <text:p text:style-name="P3">Do not change the supplied <text:span text:style-name="T1">main</text:span> function. It will not be tested or marked.</text:p>
        <text:p text:style-name="P6"><text:span text:style-name="T12">You can autotest this code with </text:span><text:span text:style-name="Source_20_Text"><text:span text:style-name="T13">1511 exam-autotest exam_q2</text:span></text:span><text:span text:style-name="T12"><text:line-break/>You can submit this code with </text:span><text:span text:style-name="Source_20_Text"><text:span text:style-name="T13">give cs1511 exam_q2 q2.c</text:span></text:span></text:p>
        <text:p text:style-name="P6"/>
        <text:h text:style-name="P55" text:outline-level="2">Question 3 (15 marks)</text:h>
        <text:h text:style-name="P56" text:outline-level="6">Passing this question, or question 1, is sufficient to pass the Arrays Hurdle.</text:h>
        <text:p text:style-name="P3">Write a C program <text:span text:style-name="T1">q3.c</text:span> which reads integers from standard input until it reads the value 0.</text:p>
        <text:p text:style-name="P3">It should then print two lines of output.</text:p>
        <text:p text:style-name="P3">The first line should contain all the positive numbers that have been read, in the order they were read. Match the output format in example below EXACTLY.</text:p>
        <text:p text:style-name="P3"><text:soft-page-break/>The second line should contain all the negative numbers that have been read, in the order they were read. Match the output format in example below EXACTLY.</text:p>
        <text:p text:style-name="P3">For example:</text:p>
        <text:p text:style-name="P44"><text:span text:style-name="User_20_Entry"><text:span text:style-name="T8">./q3</text:span></text:span></text:p>
        <text:p text:style-name="P44"><text:span text:style-name="User_20_Entry"><text:span text:style-name="T8">1</text:span></text:span></text:p>
        <text:p text:style-name="P44"><text:span text:style-name="User_20_Entry"><text:span text:style-name="T8">-2</text:span></text:span></text:p>
        <text:p text:style-name="P44"><text:span text:style-name="User_20_Entry"><text:span text:style-name="T8">3</text:span></text:span></text:p>
        <text:p text:style-name="P44"><text:span text:style-name="User_20_Entry"><text:span text:style-name="T8">-2</text:span></text:span></text:p>
        <text:p text:style-name="P44"><text:span text:style-name="User_20_Entry"><text:span text:style-name="T8">0</text:span></text:span></text:p>
        <text:p text:style-name="P42">Positive numbers were: 1 3</text:p>
        <text:p text:style-name="P42">Negative numbers were: -2 -2</text:p>
        <text:p text:style-name="P44"><text:span text:style-name="User_20_Entry"><text:span text:style-name="T8">./q3</text:span></text:span></text:p>
        <text:p text:style-name="P44"><text:span text:style-name="User_20_Entry"><text:span text:style-name="T8">1</text:span></text:span></text:p>
        <text:p text:style-name="P44"><text:span text:style-name="User_20_Entry"><text:span text:style-name="T8">-2</text:span></text:span></text:p>
        <text:p text:style-name="P44"><text:span text:style-name="User_20_Entry"><text:span text:style-name="T8">4</text:span></text:span></text:p>
        <text:p text:style-name="P44"><text:span text:style-name="User_20_Entry"><text:span text:style-name="T8">-8</text:span></text:span></text:p>
        <text:p text:style-name="P44"><text:span text:style-name="User_20_Entry"><text:span text:style-name="T8">16</text:span></text:span></text:p>
        <text:p text:style-name="P44"><text:span text:style-name="User_20_Entry"><text:span text:style-name="T8">-32</text:span></text:span></text:p>
        <text:p text:style-name="P44"><text:span text:style-name="User_20_Entry"><text:span text:style-name="T8">64</text:span></text:span></text:p>
        <text:p text:style-name="P44"><text:span text:style-name="User_20_Entry"><text:span text:style-name="T8">-128</text:span></text:span></text:p>
        <text:p text:style-name="P44"><text:span text:style-name="User_20_Entry"><text:span text:style-name="T8">256</text:span></text:span></text:p>
        <text:p text:style-name="P44"><text:span text:style-name="User_20_Entry"><text:span text:style-name="T8">-512</text:span></text:span></text:p>
        <text:p text:style-name="P44"><text:span text:style-name="User_20_Entry"><text:span text:style-name="T8">1024</text:span></text:span></text:p>
        <text:p text:style-name="P44"><text:span text:style-name="User_20_Entry"><text:span text:style-name="T8">-2048</text:span></text:span></text:p>
        <text:p text:style-name="P44"><text:span text:style-name="User_20_Entry"><text:span text:style-name="T8">4096</text:span></text:span></text:p>
        <text:p text:style-name="P44"><text:span text:style-name="User_20_Entry"><text:span text:style-name="T8">0</text:span></text:span></text:p>
        <text:p text:style-name="P42">Positive numbers were: 1 4 16 64 256 1024 4096</text:p>
        <text:p text:style-name="P42">Negative numbers were: -2 -8 -32 -128 -512 -2048</text:p>
        <text:p text:style-name="P37"/>
        <text:h text:style-name="P29" text:outline-level="4">Assumptions/Restrictions/Clarifications.</text:h>
        <text:p text:style-name="P3">You may assume that the program's input will contain only integers one per line, in other words you can assume scanf succeeds.</text:p>
        <text:p text:style-name="P3">You can assume the value zero will always occur in your program's input.</text:p>
        <text:p text:style-name="P3">You can assume at most 1000 integers are read before the value zero occurs.</text:p>
        <text:p text:style-name="P3">No error checking is necessary.</text:p>
        <text:p text:style-name="P6"><text:span text:style-name="T12">You can autotest this code with </text:span><text:span text:style-name="Source_20_Text"><text:span text:style-name="T13">1511 exam-autotest exam_q3</text:span></text:span><text:span text:style-name="T12"><text:line-break/>You can submit this code with </text:span><text:span text:style-name="Source_20_Text"><text:span text:style-name="T13">give cs1511 exam_q3 q3.c</text:span></text:span></text:p>
        <text:p text:style-name="P6"/>
        <text:h text:style-name="P55" text:outline-level="2"><text:soft-page-break/>Question 4 (15 marks)</text:h>
        <text:h text:style-name="P56" text:outline-level="6">Passing this question, or question 2, is sufficient to pass the Linked Lists Hurdle.</text:h>
        <text:p text:style-name="P3">Your task is to add code to this function in <text:span text:style-name="T1">q4.c</text:span>:</text:p>
        <text:p text:style-name="P32">// overlap should return 1 if any value occurs in both lists</text:p>
        <text:p text:style-name="P49">// overlap should return 0 otherwise</text:p>
        <text:p text:style-name="P50"><text:span text:style-name="T14">int</text:span> <text:span text:style-name="T15">overlap</text:span>(<text:span text:style-name="T19">struct</text:span> node <text:span text:style-name="T20">*</text:span>head1, <text:span text:style-name="T19">struct</text:span> node <text:span text:style-name="T20">*</text:span>head2) {</text:p>
        <text:p text:style-name="P52"/>
        <text:p text:style-name="P51"><text:s text:c="4"/><text:span text:style-name="T17">// PUT YOUR CODE HERE (change the next line!)</text:span></text:p>
        <text:p text:style-name="P51"><text:s text:c="4"/><text:span text:style-name="T18">return</text:span><text:span text:style-name="T2"> </text:span><text:span text:style-name="T21">42</text:span><text:span text:style-name="T2">;</text:span></text:p>
        <text:p text:style-name="P52"/>
        <text:p text:style-name="P50">}</text:p>
        <text:p text:style-name="P3">Note <text:span text:style-name="T1">q4.c</text:span> uses the following familiar data type:</text:p>
        <text:p text:style-name="P41">struct node {</text:p>
        <text:p text:style-name="P38"><text:s text:c="4"/><text:span text:style-name="T2">struct node *next;</text:span></text:p>
        <text:p text:style-name="P38"><text:s text:c="4"/><text:span text:style-name="T2">int <text:s text:c="9"/>data;</text:span></text:p>
        <text:p text:style-name="P34">};</text:p>
        <text:p text:style-name="P3"><text:span text:style-name="T1">overlap</text:span> is given two arguments, <text:span text:style-name="T1">head1</text:span> and <text:span text:style-name="T1">head2</text:span>, which are pointers to the first node of linked lists.</text:p>
        <text:p text:style-name="P3"><text:span text:style-name="T1">overlap</text:span> should return 1 if the same value occurs in both lists.</text:p>
        <text:p text:style-name="P3"><text:span text:style-name="T1">overlap</text:span> should return 0 otherwise.</text:p>
        <text:p text:style-name="P3">For example, if the two lists contain these values:</text:p>
        <text:p text:style-name="P3">list1: <text:span text:style-name="T1">3, 1, 4, 1, 5, 9</text:span></text:p>
        <text:p text:style-name="P3">list2: <text:span text:style-name="T1">2, 7, 9, 8</text:span></text:p>
        <text:p text:style-name="P3"><text:span text:style-name="T1">overlap</text:span> should return <text:span text:style-name="T1">1</text:span> because 9 is found in both lists</text:p>
        <text:p text:style-name="P3">For example, if the two lists contain these values:</text:p>
        <text:p text:style-name="P3">list1: <text:span text:style-name="T1">2, 7, 1, 8, 3, 3, 3, 3</text:span></text:p>
        <text:p text:style-name="P3">list2: <text:span text:style-name="T1">4, 42, 4242, 4242, 4242424242</text:span></text:p>
        <text:p text:style-name="P3"><text:span text:style-name="T1">overlap</text:span> should return <text:span text:style-name="T1">0</text:span> because no value occurs in both lists.</text:p>
        <text:h text:style-name="P29" text:outline-level="4">Testing</text:h>
        <text:p text:style-name="P3"><text:span text:style-name="T1">q4.c</text:span> also contains a <text:span text:style-name="T1">main</text:span> function which allows you to test your <text:span text:style-name="T1">overlap</text:span> function.</text:p>
        <text:p text:style-name="P3">This main function:</text:p>
        <text:list xml:id="list110186950" text:style-name="L7">
          <text:list-item>
            <text:p text:style-name="P22"><text:soft-page-break/>uses a command line argument of "-" to separate the values for two linked lists.</text:p>
          </text:list-item>
          <text:list-item>
            <text:p text:style-name="P22">converts the command-line arguments before the "-" to a linked list</text:p>
          </text:list-item>
          <text:list-item>
            <text:p text:style-name="P22">assigns a pointer to the first node in the linked list to <text:span text:style-name="T1">head1</text:span></text:p>
          </text:list-item>
          <text:list-item>
            <text:p text:style-name="P22">converts the command-line arguments after the "-" to a linked list</text:p>
          </text:list-item>
          <text:list-item>
            <text:p text:style-name="P22">assigns a pointer to the first node in the linked list to <text:span text:style-name="T1">head2</text:span></text:p>
          </text:list-item>
          <text:list-item>
            <text:p text:style-name="P22">calls <text:span text:style-name="T1">overlap(head1, head2)</text:span></text:p>
          </text:list-item>
          <text:list-item>
            <text:p text:style-name="P22">prints the result.</text:p>
          </text:list-item>
        </text:list>
        <text:p text:style-name="P3">Do not change this main function. If you want to change it, you have misread the question.</text:p>
        <text:p text:style-name="P3">Your <text:span text:style-name="T1">overlap</text:span> function will be called directly in marking. The main function is only to let you test your <text:span text:style-name="T1">overlap</text:span> function</text:p>
        <text:p text:style-name="P3">Here is how the main function allows you to test <text:span text:style-name="T1">overlap</text:span>:</text:p>
        <text:p text:style-name="P44"><text:span text:style-name="User_20_Entry"><text:span text:style-name="T8">dcc q4.c -o q4</text:span></text:span></text:p>
        <text:p text:style-name="P44"><text:span text:style-name="User_20_Entry"><text:span text:style-name="T8">./q4 3 1 4 1 5 9 - 2 7 9 8</text:span></text:span></text:p>
        <text:p text:style-name="P42">1</text:p>
        <text:p text:style-name="P44"><text:span text:style-name="User_20_Entry"><text:span text:style-name="T8">./q4 16 7 8 12 - 13 19 21 12</text:span></text:span></text:p>
        <text:p text:style-name="P42">1</text:p>
        <text:p text:style-name="P44"><text:span text:style-name="User_20_Entry"><text:span text:style-name="T8">./q4 42 42 42 - 42 42 42</text:span></text:span></text:p>
        <text:p text:style-name="P42">1</text:p>
        <text:p text:style-name="P44"><text:span text:style-name="User_20_Entry"><text:span text:style-name="T8">./q4 2 7 1 8 3 3 3 3 - 4 42 4242 4242 4242424242</text:span></text:span></text:p>
        <text:p text:style-name="P42">0</text:p>
        <text:p text:style-name="P44"><text:span text:style-name="User_20_Entry"><text:span text:style-name="T8">./q4 2 4 6 - 42</text:span></text:span></text:p>
        <text:p text:style-name="P42">0</text:p>
        <text:p text:style-name="P44"><text:span text:style-name="User_20_Entry"><text:span text:style-name="T8">./q4 - 1 2 3 4</text:span></text:span></text:p>
        <text:p text:style-name="P42">0</text:p>
        <text:p text:style-name="P44"><text:span text:style-name="User_20_Entry"><text:span text:style-name="T8">./q4 4 3 2 1 -</text:span></text:span></text:p>
        <text:p text:style-name="P42">0</text:p>
        <text:p text:style-name="P44"><text:span text:style-name="User_20_Entry"><text:span text:style-name="T8">./q4 -</text:span></text:span></text:p>
        <text:p text:style-name="P35">0</text:p>
        <text:h text:style-name="P29" text:outline-level="4">Assumptions/Restrictions/Clarifications.</text:h>
        <text:p text:style-name="P3">Do not change the definition of struct node.</text:p>
        <text:p text:style-name="P3">The lists may be different lengths.</text:p>
        <text:p text:style-name="P3">The data fields of the lists may contain any integer.</text:p>
        <text:p text:style-name="P3"><text:span text:style-name="T1">overlap</text:span> should return only a single integer and this integer must be either 0 or 1</text:p>
        <text:p text:style-name="P3"><text:soft-page-break/><text:span text:style-name="T1">overlap</text:span> should not change the linked lists it is given.</text:p>
        <text:p text:style-name="P3"><text:span text:style-name="T1">overlap</text:span> should not change the next or data fields of list nodes.</text:p>
        <text:p text:style-name="P3"><text:span text:style-name="T1">overlap</text:span> should not use arrays.</text:p>
        <text:p text:style-name="P3"><text:span text:style-name="T1">overlap</text:span> should not call malloc.</text:p>
        <text:p text:style-name="P3"><text:span text:style-name="T1">overlap</text:span> should not call scanf (or getchar or fgets).</text:p>
        <text:p text:style-name="P3"><text:span text:style-name="T1">overlap</text:span> should not print anything. It should not call printf.</text:p>
        <text:p text:style-name="P3">Do not change the definition of struct node.</text:p>
        <text:p text:style-name="P3">Do not change the supplied <text:span text:style-name="T1">main</text:span> function. It will not be tested or marked.</text:p>
        <text:p text:style-name="P6"><text:span text:style-name="T12">You can autotest this code with </text:span><text:span text:style-name="Source_20_Text"><text:span text:style-name="T13">1511 exam-autotest exam_q4</text:span></text:span><text:span text:style-name="T12"><text:line-break/>You can submit this code with </text:span><text:span text:style-name="Source_20_Text"><text:span text:style-name="T13">give cs1511 exam_q4 q4.c</text:span></text:span></text:p>
        <text:p text:style-name="P6"/>
        <text:h text:style-name="P55" text:outline-level="2">Question 5 (10 marks)</text:h>
        <text:h text:style-name="P56" text:outline-level="6">Passing this question will not satisfy either hurdle.</text:h>
        <text:p text:style-name="P3">Add code so that the file <text:span text:style-name="T1">q5</text:span> prints out the most common argument (excluding the program name). If there are multiple equally common arguments, print out the one that appears <text:span text:style-name="T1">first</text:span> in the list.</text:p>
        <text:p text:style-name="P3">For example, if your program was run in the following way:</text:p>
        <text:p text:style-name="P35">./q5 a b c a a a</text:p>
        <text:p text:style-name="P3">Your program should print <text:span text:style-name="T1">a</text:span>, because the array contains four <text:span text:style-name="T1">a</text:span>s, and only one <text:span text:style-name="T1">b</text:span> and one <text:span text:style-name="T1">c</text:span></text:p>
        <text:p text:style-name="P3">For example if your program was run in the following way:</text:p>
        <text:p text:style-name="P35">./q5 c b b b a c c</text:p>
        <text:p text:style-name="P3">Your program should print <text:span text:style-name="T1">c</text:span>, because the array contains three <text:span text:style-name="T1">c</text:span>s, and although it contains three <text:span text:style-name="T1">b</text:span>s, the first <text:span text:style-name="T1">c</text:span> occurs before the first <text:span text:style-name="T1">b</text:span>.</text:p>
        <text:p text:style-name="P3">For example if your program was run in the following way:</text:p>
        <text:p text:style-name="P35">./q5 Cat Dog Cat cat cat dog dog dog</text:p>
        <text:p text:style-name="P3">Your program should print <text:span text:style-name="T1">dog</text:span>, because the array contains three <text:span text:style-name="T1">dog</text:span>s, and although it contains two <text:span text:style-name="T1">Cat</text:span>s and two <text:span text:style-name="T1">cat</text:span>s, we count the different cased versions seperately.</text:p>
        <text:p text:style-name="P3"><text:soft-page-break/>For example if your program was run in the following way:</text:p>
        <text:p text:style-name="P35">./q5 one_argument</text:p>
        <text:p text:style-name="P3">Your program should print <text:span text:style-name="T1">one_argument</text:span>, because there is only one argument that isn't the program name.</text:p>
        <text:h text:style-name="P29" text:outline-level="4">Testing</text:h>
        <text:p text:style-name="P3">You have been provided some starter code, which you are welcome to modify in any way you like.</text:p>
        <text:h text:style-name="P29" text:outline-level="4">Assumptions/Restrictions/Clarifications.</text:h>
        <text:p text:style-name="P3">Your function should print a single argument from argv, followed by a newline.</text:p>
        <text:p text:style-name="P3">You are guaranteed that <text:span text:style-name="T1">argc</text:span> will be at least 2 (that is, you will get one argument other than the program name).</text:p>
        <text:p text:style-name="P3">Your program should not call scanf (or getchar or fgets).</text:p>
        <text:p text:style-name="P6"><text:span text:style-name="T4">You are permitted to use any library function, including those from </text:span><text:span text:style-name="Source_20_Text"><text:span text:style-name="T6">string.h</text:span></text:span><text:span text:style-name="T4">.</text:span></text:p>
        <text:p text:style-name="P3">Your submitted file <text:span text:style-name="T16">must</text:span> contain a <text:span text:style-name="T1">main</text:span> function.</text:p>
        <text:p text:style-name="P6"><text:span text:style-name="T12">You can autotest this code with </text:span><text:span text:style-name="Source_20_Text"><text:span text:style-name="T13">1511 exam-autotest exam_q5</text:span></text:span><text:span text:style-name="T12"><text:line-break/>You can submit this code with </text:span><text:span text:style-name="Source_20_Text"><text:span text:style-name="T13">give cs1511 exam_q5 q5.c</text:span></text:span></text:p>
        <text:p text:style-name="P6"/>
        <text:h text:style-name="P55" text:outline-level="2">Question 6 (10 marks)</text:h>
        <text:h text:style-name="P56" text:outline-level="6">Passing this question will not satisfy either hurdle.</text:h>
        <text:p text:style-name="P3">It's always hard to match up brackets when you're programming - in this exam question you'll be building a tool to help you never mix up your brackets again!</text:p>
        <text:p text:style-name="P3">Your task is to write a program that scans characters from standard input, and checks whether all of the brackets in the input are correctly matched.</text:p>
        <text:h text:style-name="P29" text:outline-level="4">Matching Brackets</text:h>
        <text:p text:style-name="P3">By correctly matched, we mean:</text:p>
        <text:list xml:id="list154408191" text:style-name="L8">
          <text:list-item>
            <text:p text:style-name="P23">every "<text:span text:style-name="T1">(</text:span>" should have a matching "<text:span text:style-name="T1">)</text:span>"</text:p>
          </text:list-item>
          <text:list-item>
            <text:p text:style-name="P23">every "<text:span text:style-name="T1">{</text:span>" should have a matching "<text:span text:style-name="T1">}</text:span>"</text:p>
          </text:list-item>
          <text:list-item>
            <text:p text:style-name="P23">every "<text:span text:style-name="T1">&lt;</text:span>" should have a matching "<text:span text:style-name="T1">&gt;</text:span>"</text:p>
          </text:list-item>
          <text:list-item>
            <text:p text:style-name="P23">every "<text:span text:style-name="T1">[</text:span>" should have a matching "<text:span text:style-name="T1">]</text:span>"</text:p>
          </text:list-item>
          <text:list-item>
            <text:p text:style-name="P23"><text:soft-page-break/>there are no <text:span text:style-name="T16">overlapping</text:span> sets of brackets</text:p>
          </text:list-item>
        </text:list>
        <text:p text:style-name="P3">To avoid <text:span text:style-name="T16">overlapping</text:span> sets of brackets, the order of the brackets must be correct - inner brackets must be closed before outer brackets.</text:p>
        <text:p text:style-name="P3">Some examples:</text:p>
        <text:list xml:id="list2096009035" text:style-name="L9">
          <text:list-item>
            <text:p text:style-name="P24">"<text:span text:style-name="T1">[{}]</text:span>" is a <text:span text:style-name="T1">valid</text:span> sequence:</text:p>
            <text:list>
              <text:list-item>
                <text:p text:style-name="P14">all of the opening brackets have a subsequent matching close bracket</text:p>
              </text:list-item>
              <text:list-item>
                <text:p text:style-name="P14">the inner brackets are closed before the outer brackets.</text:p>
              </text:list-item>
            </text:list>
          </text:list-item>
          <text:list-item>
            <text:p text:style-name="P24">"<text:span text:style-name="T1">][</text:span>" is an <text:span text:style-name="T1">invalid</text:span> sequence:</text:p>
            <text:list>
              <text:list-item>
                <text:p text:style-name="P14">the brackets are "backwards", i.e.</text:p>
              </text:list-item>
              <text:list-item>
                <text:p text:style-name="P14">there is no opening "<text:span text:style-name="T1">[</text:span>" before the closing "<text:span text:style-name="T1">]</text:span>"</text:p>
              </text:list-item>
              <text:list-item>
                <text:p text:style-name="P14">there is no closing "<text:span text:style-name="T1">]</text:span>" after the opening "<text:span text:style-name="T1">[</text:span>"</text:p>
              </text:list-item>
            </text:list>
          </text:list-item>
          <text:list-item>
            <text:p text:style-name="P24">"<text:span text:style-name="T1">[{]}</text:span>" is an <text:span text:style-name="T1">invalid</text:span> sequence:</text:p>
            <text:list>
              <text:list-item>
                <text:p text:style-name="P14">the "<text:span text:style-name="T1">]</text:span>" is closed before the "<text:span text:style-name="T1">}</text:span>"</text:p>
              </text:list-item>
            </text:list>
          </text:list-item>
        </text:list>
        <text:h text:style-name="P29" text:outline-level="4">Your Program</text:h>
        <text:p text:style-name="P3">Your program should scan characters from standard input, one by one, and check whether all of the brackets are correctly matched.</text:p>
        <text:p text:style-name="P3">If you find a place where the user has placed an invalid closing bracket, your program should stop scanning and print out the correct sequence of closing brackets from that point.</text:p>
        <text:p text:style-name="P3">Once you get to the end of the input, if there are any unclosed brackets, your program should print the correct sequence of closing brackets required to close all of the unclosed brackets.</text:p>
        <text:p text:style-name="P3">If you get to the end of the input and there are no unclosed brackets, your program should print <text:span text:style-name="T1">Valid Sequence!</text:span>.</text:p>
        <text:h text:style-name="P29" text:outline-level="4">Examples</text:h>
        <text:p text:style-name="P3">As an example, if your program read the following characters:</text:p>
        <text:p text:style-name="P34">[({})]&lt;&gt;</text:p>
        <text:p text:style-name="P3">it should print:</text:p>
        <text:p text:style-name="P34">Valid Sequence!</text:p>
        <text:p text:style-name="P13"><text:soft-page-break/>as all of the opening brackets had a subsequent matching close bracket, and none of the brackets overlapped.</text:p>
        <text:p text:style-name="P57"/>
        <text:p text:style-name="P3">As another example, if your program received the following input:</text:p>
        <text:p text:style-name="P34">[({)]</text:p>
        <text:p text:style-name="P3">it should stop when it reads the "<text:span text:style-name="T1">)</text:span>", because the "<text:span text:style-name="T1">)</text:span>" was not the correct closing bracket for the previous opening bracket ("<text:span text:style-name="T1">{</text:span>"), and it should print:</text:p>
        <text:p text:style-name="P41">Invalid Sequence, the correct closing sequence is:</text:p>
        <text:p text:style-name="P41">}</text:p>
        <text:p text:style-name="P41">)</text:p>
        <text:p text:style-name="P34">]</text:p>
        <text:p text:style-name="P13">because those are the correct closing brackets for the unclosed opening brackets.</text:p>
        <text:p text:style-name="P57"/>
        <text:p text:style-name="P3">Your program should behave like this:</text:p>
        <text:p text:style-name="P44"><text:span text:style-name="User_20_Entry"><text:span text:style-name="T8">dcc -o q6 q6.c</text:span></text:span></text:p>
        <text:p text:style-name="P44"><text:span text:style-name="User_20_Entry"><text:span text:style-name="T8">./q6</text:span></text:span></text:p>
        <text:p text:style-name="P42">[abc](def){ghi}</text:p>
        <text:p text:style-name="P44"/>
        <text:p text:style-name="P42">Valid Sequence!</text:p>
        <text:p text:style-name="P44"><text:span text:style-name="User_20_Entry"><text:span text:style-name="T8">./q6</text:span></text:span></text:p>
        <text:p text:style-name="P42">[abc](def]){ghi}</text:p>
        <text:p text:style-name="P44"/>
        <text:p text:style-name="P42">Invalid Sequence, the correct closing sequence is:</text:p>
        <text:p text:style-name="P42">)</text:p>
        <text:p text:style-name="P44"><text:span text:style-name="User_20_Entry"><text:span text:style-name="T8">./q6</text:span></text:span></text:p>
        <text:p text:style-name="P42">int main(void) {</text:p>
        <text:p text:style-name="P39"><text:s text:c="2"/><text:span text:style-name="T2">if (1 == 1) {</text:span></text:p>
        <text:p text:style-name="P39"><text:s text:c="4"/><text:span text:style-name="T2">printf("This is fine!");</text:span></text:p>
        <text:p text:style-name="P39"><text:s text:c="2"/><text:span text:style-name="T2">}</text:span></text:p>
        <text:p text:style-name="P42">}</text:p>
        <text:p text:style-name="P44"/>
        <text:p text:style-name="P42">Valid Sequence!</text:p>
        <text:p text:style-name="P44"><text:span text:style-name="User_20_Entry"><text:span text:style-name="T8">./q6</text:span></text:span></text:p>
        <text:p text:style-name="P42">}</text:p>
        <text:p text:style-name="P44"/>
        <text:p text:style-name="P35">Invalid Sequence, the correct closing sequence is:</text:p>
        <text:h text:style-name="P29" text:outline-level="4">Assumptions/Restrictions/Clarifications.</text:h>
        <text:p text:style-name="P3">You <text:span text:style-name="T1">must not use arrays</text:span> to complete this task.</text:p>
        <text:p text:style-name="P3"><text:soft-page-break/>You should ensure that any memory you allocate is freed. You will lose marks for not freeing memory.</text:p>
        <text:p text:style-name="P3">You may get text of any length. You should not attempt to store the entire text at once.</text:p>
        <text:p text:style-name="P3">You may receive empty text, or text without any brackets. In that case, it is considered valid text.</text:p>
        <text:p text:style-name="P3">If the sequence is valid, your program should not print anything other than "Valid Sequence!". If the sequence is not valid, your program should not print anything other than "Invalid Sequence, the correct closing sequence is:", followed by the correct closing sequence, one character per line.</text:p>
        <text:p text:style-name="P3">Should you have a closing tag with no unmatched opening tag (such as the "]" in "()]"), you should report an invalid sequence, and not print anything afterwards.</text:p>
        <text:p text:style-name="P3">You are free to write this program in any way you wish: there is no specific function that you need to implement. Note that your program will need to have a `main` function.</text:p>
        <text:p text:style-name="P6"><text:span text:style-name="T12">You can autotest this code with </text:span><text:span text:style-name="Source_20_Text"><text:span text:style-name="T13">1511 exam-autotest exam_q6</text:span></text:span><text:span text:style-name="T12"><text:line-break/>You can submit this code with </text:span><text:span text:style-name="Source_20_Text"><text:span text:style-name="T13">give cs1511 exam_q6 q6.c</text:span></text:span></text:p>
        <text:p text:style-name="P6"/>
        <text:h text:style-name="P55" text:outline-level="2">Question 7 (10 marks)</text:h>
        <text:h text:style-name="P56" text:outline-level="6">Passing this question will not satisfy either hurdle.</text:h>
        <text:p text:style-name="P4">The Trouble with Tribonacci</text:p>
        <text:p text:style-name="P3">The <text:span text:style-name="T16">Tribonacci</text:span> series is very similar to the Fibonacci series. The only difference between the two is that in the Tribonacci series, you add the previous three terms instead of the previous two.</text:p>
        <text:p text:style-name="P3">The first three values in the Tribonacci series are, by definition, 1.</text:p>
        <text:p text:style-name="P3">After the first three values each value is the sum of the previous three.</text:p>
        <text:p text:style-name="P3">Hence, the Tribonacci series commences: 1,1,1,3,5,9,17,31,57,105, ...</text:p>
        <text:p text:style-name="P3">Write a C program <text:span text:style-name="T1">q7.c</text:span> which prints the n-th member of the Tribonacci series.</text:p>
        <text:p text:style-name="P3">Unfortunately, the Tribonacci series grows quickly and your program may be asked to calculate any of the first 5000 Tribonacci values.</text:p>
        <text:p text:style-name="P3"><text:soft-page-break/>This means the values that your program must calculate are far too large to fit in any standard C numeric data type.</text:p>
        <text:p text:style-name="P3">You program must calculate and print large values (n &gt;= 500) of the Tribonacci series exactly.</text:p>
        <text:p text:style-name="P3">There are no marks for approaches which can only calculate exactly small values (n &lt; 500) of the Tribonacci series.</text:p>
        <text:p text:style-name="P3">Make your program behave <text:span text:style-name="T1">exactly</text:span> as indicated by the examples below.</text:p>
        <text:p text:style-name="P44"><text:span text:style-name="User_20_Entry"><text:span text:style-name="T8">./q7 10</text:span></text:span></text:p>
        <text:p text:style-name="P42">105</text:p>
        <text:p text:style-name="P44"><text:span text:style-name="User_20_Entry"><text:span text:style-name="T8">./q7 42</text:span></text:span></text:p>
        <text:p text:style-name="P42">30883847113</text:p>
        <text:p text:style-name="P44"><text:span text:style-name="User_20_Entry"><text:span text:style-name="T8">./q7 100</text:span></text:span></text:p>
        <text:p text:style-name="P42">69087442470169316923566147</text:p>
        <text:p text:style-name="P44"><text:span text:style-name="User_20_Entry"><text:span text:style-name="T8">./q7 500</text:span></text:span></text:p>
        <text:p text:style-name="P42">500237804560509131893591727526401989182661042205677906540392389451576520114592708719307417633</text:p>
        <text:p text:style-name="P42">802136063199710847361660727835027581923</text:p>
        <text:p text:style-name="P44"><text:span text:style-name="User_20_Entry"><text:span text:style-name="T8">./q7 1000</text:span></text:span></text:p>
        <text:p text:style-name="P42">105656994283697042227928495475009823651934225515291967540606701821396074739381766709558872599</text:p>
        <text:p text:style-name="P42">594897372241742222747758961407039382095471681407030228667355123029356094067484636736752022453</text:p>
        <text:p text:style-name="P35">8342482630207080905846768675790903553645664897731604869996342518016379904334431</text:p>
        <text:p text:style-name="P4">Assumptions/Restrictions/Clarifications</text:p>
        <text:p text:style-name="P3">The only C numeric data type you are permitted to use is <text:span text:style-name="T1">int</text:span>. You are <text:span text:style-name="T1">not</text:span> permitted to use other integer data types such as long or long long. You are <text:span text:style-name="T1">not</text:span> permitted to use floating point data types such as double.</text:p>
        <text:p text:style-name="P3">You are permitted to use arrays.</text:p>
        <text:p text:style-name="P3">Partial marks will be only be given to approaches which would calculate and print large values (n &gt;= 500) of the Tribonacci series exactly.</text:p>
        <text:p text:style-name="P3">No marks will be given for approaches which calculate the smaller Tribonacci sequence values (n &lt; 500) which fit in an <text:span text:style-name="T1">int</text:span> variable (or a <text:span text:style-name="T1">long</text:span> variable or <text:span text:style-name="T1">long long</text:span> variable).</text:p>
        <text:p text:style-name="P3">No marks will be given for calculating approximating sequence values e.g. using <text:span text:style-name="T1">double</text:span>.</text:p>
        <text:p text:style-name="P3"><text:soft-page-break/>You are permitted to use the functions <text:span text:style-name="T16">printf</text:span>, <text:span text:style-name="T16">atoi</text:span> and <text:span text:style-name="T16">exit</text:span>. You are not permitted to use any other library functions, from the standard C library or any other library.</text:p>
        <text:p text:style-name="P3">Your answer may be penalized if it takes more than 60 seconds to calculate a Tribonacci number, when compiled with <text:span text:style-name="T1">dcc --valgrind</text:span>.</text:p>
        <text:p text:style-name="P3">You can assume your program is given exactly one argument, an integer between 1 and 5000 inclusive.</text:p>
        <text:p text:style-name="P3">You can assume that the largest Tribonacci value you will be asked to calculate has at most 1500 digits.</text:p>
        <text:p text:style-name="P3">No error-checking is necessary.</text:p>
        <text:p text:style-name="P6"><text:span text:style-name="T12">You can autotest this code with </text:span><text:span text:style-name="Source_20_Text"><text:span text:style-name="T13">1511 exam-autotest exam_q7</text:span></text:span><text:span text:style-name="T12"><text:line-break/>You can submit this code with </text:span><text:span text:style-name="Source_20_Text"><text:span text:style-name="T13">give cs1511 exam_q7 q7.c</text:span></text:span></text:p>
      </text:section>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8:57:10.787876526</meta:creation-date>
    <dc:date>2020-05-05T19:07:39.280891151</dc:date>
    <meta:editing-duration>PT18S</meta:editing-duration>
    <meta:editing-cycles>1</meta:editing-cycles>
    <meta:document-statistic meta:table-count="1" meta:image-count="2" meta:object-count="0" meta:page-count="26" meta:paragraph-count="668" meta:word-count="5875" meta:character-count="33571" meta:non-whitespace-character-count="27887"/>
    <meta:generator>LibreOffice/6.0.7.3$Linux_X86_64 LibreOffice_project/00m0$Build-3</meta:generator>
  </office:meta>
</office:document-meta>
</file>